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128.64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288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3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</style:style>
    <style:style style:name="ce14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</style:style>
    <style:style style:name="ce15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</style:style>
    <style:style style:name="ce16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</style:style>
    <style:style style:name="ce17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</style:style>
    <style:style style:name="ce18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fo:background-color="#99cccc" fo:border-left="none" fo:border-right="none" fo:border-top="none"/>
    </style:style>
    <style:style style:name="ce2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22" style:family="table-cell" style:parent-style-name="Default" style:data-style-name="N2">
      <style:table-cell-properties fo:background-color="#99cccc"/>
      <style:map style:condition="is-true-formula(ABS(['DIM aligned to ALS16'.E4] - ['DIM aligned to ALS16'.$D4]) &gt; 0.2)" style:apply-style-name="Untitled1" style:base-cell-address="'DIM aligned to ALS16'.E4"/>
    </style:style>
    <style:style style:name="ce23" style:family="table-cell" style:parent-style-name="Default" style:data-style-name="N2">
      <style:table-cell-properties fo:border-bottom="0.06pt solid #000000" fo:background-color="#99cccc" fo:border-left="none" fo:border-right="none" fo:border-top="none"/>
    </style:style>
    <style:style style:name="ce24" style:family="table-cell" style:parent-style-name="Default" style:data-style-name="N2">
      <style:table-cell-properties fo:background-color="#b0cccc"/>
      <style:map style:condition="is-true-formula(ABS(['DIM aligned to ALS16'.E8] - ['DIM aligned to ALS16'.$D8]) &gt; 0.2)" style:apply-style-name="Untitled1" style:base-cell-address="'DIM aligned to ALS16'.E8"/>
    </style:style>
    <style:style style:name="ce25" style:family="table-cell" style:parent-style-name="Default" style:data-style-name="N2">
      <style:table-cell-properties fo:background-color="#b0cccc"/>
    </style:style>
    <style:style style:name="ce2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27" style:family="table-cell" style:parent-style-name="Default" style:data-style-name="N2">
      <style:table-cell-properties fo:background-color="#99cccc"/>
      <style:map style:condition="is-true-formula(ABS(['DIM aligned to ALS16'.E12] - ['DIM aligned to ALS16'.$D12]) &gt; 0.2)" style:apply-style-name="Untitled1" style:base-cell-address="'DIM aligned to ALS16'.E12"/>
    </style:style>
    <style:style style:name="ce28" style:family="table-cell" style:parent-style-name="Default" style:data-style-name="N2">
      <style:table-cell-properties fo:background-color="#b0cccc"/>
      <style:map style:condition="is-true-formula(ABS(['DIM aligned to ALS16'.E16] - ['DIM aligned to ALS16'.$D16]) &gt; 0.2)" style:apply-style-name="Untitled1" style:base-cell-address="'DIM aligned to ALS16'.E16"/>
    </style:style>
    <style:style style:name="ce2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30" style:family="table-cell" style:parent-style-name="Default" style:data-style-name="N2">
      <style:table-cell-properties fo:background-color="#99cccc"/>
      <style:map style:condition="is-true-formula(ABS(['DIM aligned to ALS16'.E20] - ['DIM aligned to ALS16'.$D20]) &gt; 0.2)" style:apply-style-name="Untitled1" style:base-cell-address="'DIM aligned to ALS16'.E20"/>
    </style:style>
    <style:style style:name="ce31" style:family="table-cell" style:parent-style-name="Default" style:data-style-name="N2">
      <style:table-cell-properties fo:background-color="#b0cccc"/>
      <style:map style:condition="is-true-formula(ABS(['DIM aligned to ALS16'.E24] - ['DIM aligned to ALS16'.$D24]) &gt; 0.2)" style:apply-style-name="Untitled1" style:base-cell-address="'DIM aligned to ALS16'.E24"/>
    </style:style>
    <style:style style:name="ce32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33" style:family="table-cell" style:parent-style-name="Default" style:data-style-name="N2">
      <style:table-cell-properties fo:background-color="#99cccc"/>
      <style:map style:condition="is-true-formula(ABS(['DIM aligned to ALS16'.E28] - ['DIM aligned to ALS16'.$D28]) &gt; 0.2)" style:apply-style-name="Untitled1" style:base-cell-address="'DIM aligned to ALS16'.E28"/>
    </style:style>
    <style:style style:name="ce34" style:family="table-cell" style:parent-style-name="Default" style:data-style-name="N2">
      <style:table-cell-properties fo:background-color="#b0cccc"/>
      <style:map style:condition="is-true-formula(ABS(['DIM aligned to ALS16'.E32] - ['DIM aligned to ALS16'.$D32]) &gt; 0.2)" style:apply-style-name="Untitled1" style:base-cell-address="'DIM aligned to ALS16'.E32"/>
    </style:style>
    <style:style style:name="ce3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36" style:family="table-cell" style:parent-style-name="Default" style:data-style-name="N2">
      <style:table-cell-properties fo:background-color="#99cccc"/>
      <style:map style:condition="is-true-formula(ABS(['DIM aligned to ALS16'.E36] - ['DIM aligned to ALS16'.$D36]) &gt; 0.2)" style:apply-style-name="Untitled1" style:base-cell-address="'DIM aligned to ALS16'.E36"/>
    </style:style>
    <style:style style:name="ce37" style:family="table-cell" style:parent-style-name="Default" style:data-style-name="N2">
      <style:table-cell-properties fo:background-color="#b0cccc"/>
      <style:map style:condition="is-true-formula(ABS(['DIM aligned to ALS16'.E40] - ['DIM aligned to ALS16'.$D40]) &gt; 0.2)" style:apply-style-name="Untitled1" style:base-cell-address="'DIM aligned to ALS16'.E40"/>
    </style:style>
    <style:style style:name="ce3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39" style:family="table-cell" style:parent-style-name="Default" style:data-style-name="N2">
      <style:table-cell-properties fo:background-color="#99cccc"/>
      <style:map style:condition="is-true-formula(ABS(['DIM aligned to ALS16'.E44] - ['DIM aligned to ALS16'.$D44]) &gt; 0.2)" style:apply-style-name="Untitled1" style:base-cell-address="'DIM aligned to ALS16'.E44"/>
    </style:style>
    <style:style style:name="ce40" style:family="table-cell" style:parent-style-name="Default" style:data-style-name="N2">
      <style:table-cell-properties fo:background-color="#b0cccc"/>
      <style:map style:condition="is-true-formula(ABS(['DIM aligned to ALS16'.E48] - ['DIM aligned to ALS16'.$D48]) &gt; 0.2)" style:apply-style-name="Untitled1" style:base-cell-address="'DIM aligned to ALS16'.E48"/>
    </style:style>
    <style:style style:name="ce41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order-bottom="0.06pt solid #000000" fo:background-color="#ff8331" fo:border-left="0.06pt solid #000000" fo:border-right="0.06pt solid #000000" fo:border-top="none"/>
    </style:style>
    <style:style style:name="ce4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4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4] - ['DIM aligned to ALS16'.$D4]) &gt; 0.2)" style:apply-style-name="Untitled1" style:base-cell-address="'DIM aligned to ALS16'.E4"/>
    </style:style>
    <style:style style:name="ce45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</style:style>
    <style:style style:name="ce4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8] - ['DIM aligned to ALS16'.$D8]) &gt; 0.2)" style:apply-style-name="Untitled1" style:base-cell-address="'DIM aligned to ALS16'.E8"/>
    </style:style>
    <style:style style:name="ce4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4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4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12] - ['DIM aligned to ALS16'.$D12]) &gt; 0.2)" style:apply-style-name="Untitled1" style:base-cell-address="'DIM aligned to ALS16'.E12"/>
    </style:style>
    <style:style style:name="ce5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16] - ['DIM aligned to ALS16'.$D16]) &gt; 0.2)" style:apply-style-name="Untitled1" style:base-cell-address="'DIM aligned to ALS16'.E16"/>
    </style:style>
    <style:style style:name="ce5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5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20] - ['DIM aligned to ALS16'.$D20]) &gt; 0.2)" style:apply-style-name="Untitled1" style:base-cell-address="'DIM aligned to ALS16'.E20"/>
    </style:style>
    <style:style style:name="ce5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24] - ['DIM aligned to ALS16'.$D24]) &gt; 0.2)" style:apply-style-name="Untitled1" style:base-cell-address="'DIM aligned to ALS16'.E24"/>
    </style:style>
    <style:style style:name="ce5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5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28] - ['DIM aligned to ALS16'.$D28]) &gt; 0.2)" style:apply-style-name="Untitled1" style:base-cell-address="'DIM aligned to ALS16'.E28"/>
    </style:style>
    <style:style style:name="ce5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32] - ['DIM aligned to ALS16'.$D32]) &gt; 0.2)" style:apply-style-name="Untitled1" style:base-cell-address="'DIM aligned to ALS16'.E32"/>
    </style:style>
    <style:style style:name="ce5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5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36] - ['DIM aligned to ALS16'.$D36]) &gt; 0.2)" style:apply-style-name="Untitled1" style:base-cell-address="'DIM aligned to ALS16'.E36"/>
    </style:style>
    <style:style style:name="ce5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40] - ['DIM aligned to ALS16'.$D40]) &gt; 0.2)" style:apply-style-name="Untitled1" style:base-cell-address="'DIM aligned to ALS16'.E40"/>
    </style:style>
    <style:style style:name="ce6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6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44] - ['DIM aligned to ALS16'.$D44]) &gt; 0.2)" style:apply-style-name="Untitled1" style:base-cell-address="'DIM aligned to ALS16'.E44"/>
    </style:style>
    <style:style style:name="ce6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48] - ['DIM aligned to ALS16'.$D48]) &gt; 0.2)" style:apply-style-name="Untitled1" style:base-cell-address="'DIM aligned to ALS16'.E48"/>
    </style:style>
    <style:style style:name="ce63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64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6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66" style:family="table-cell" style:parent-style-name="Default" style:data-style-name="N2">
      <style:table-cell-properties fo:background-color="#ffcc00"/>
      <style:map style:condition="is-true-formula(ABS(['DIM aligned to ALS16'.E4] - ['DIM aligned to ALS16'.$D4]) &gt; 0.2)" style:apply-style-name="Untitled1" style:base-cell-address="'DIM aligned to ALS16'.E4"/>
    </style:style>
    <style:style style:name="ce67" style:family="table-cell" style:parent-style-name="Default" style:data-style-name="N2">
      <style:table-cell-properties fo:border-bottom="0.06pt solid #000000" fo:background-color="#ffcc00" fo:border-left="none" fo:border-right="none" fo:border-top="none"/>
    </style:style>
    <style:style style:name="ce68" style:family="table-cell" style:parent-style-name="Default" style:data-style-name="N2">
      <style:table-cell-properties fo:background-color="#ffdd54"/>
      <style:map style:condition="is-true-formula(ABS(['DIM aligned to ALS16'.E8] - ['DIM aligned to ALS16'.$D8]) &gt; 0.2)" style:apply-style-name="Untitled1" style:base-cell-address="'DIM aligned to ALS16'.E8"/>
    </style:style>
    <style:style style:name="ce69" style:family="table-cell" style:parent-style-name="Default" style:data-style-name="N2">
      <style:table-cell-properties fo:background-color="#ffdd54"/>
    </style:style>
    <style:style style:name="ce7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71" style:family="table-cell" style:parent-style-name="Default" style:data-style-name="N2">
      <style:table-cell-properties fo:background-color="#ffcc00"/>
      <style:map style:condition="is-true-formula(ABS(['DIM aligned to ALS16'.E12] - ['DIM aligned to ALS16'.$D12]) &gt; 0.2)" style:apply-style-name="Untitled1" style:base-cell-address="'DIM aligned to ALS16'.E12"/>
    </style:style>
    <style:style style:name="ce72" style:family="table-cell" style:parent-style-name="Default" style:data-style-name="N2">
      <style:table-cell-properties fo:background-color="#ffdd54"/>
      <style:map style:condition="is-true-formula(ABS(['DIM aligned to ALS16'.E16] - ['DIM aligned to ALS16'.$D16]) &gt; 0.2)" style:apply-style-name="Untitled1" style:base-cell-address="'DIM aligned to ALS16'.E16"/>
    </style:style>
    <style:style style:name="ce7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74" style:family="table-cell" style:parent-style-name="Default" style:data-style-name="N2">
      <style:table-cell-properties fo:background-color="#ffcc00"/>
      <style:map style:condition="is-true-formula(ABS(['DIM aligned to ALS16'.E20] - ['DIM aligned to ALS16'.$D20]) &gt; 0.2)" style:apply-style-name="Untitled1" style:base-cell-address="'DIM aligned to ALS16'.E20"/>
    </style:style>
    <style:style style:name="ce75" style:family="table-cell" style:parent-style-name="Default" style:data-style-name="N2">
      <style:table-cell-properties fo:background-color="#ffdd54"/>
      <style:map style:condition="is-true-formula(ABS(['DIM aligned to ALS16'.E24] - ['DIM aligned to ALS16'.$D24]) &gt; 0.2)" style:apply-style-name="Untitled1" style:base-cell-address="'DIM aligned to ALS16'.E24"/>
    </style:style>
    <style:style style:name="ce7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77" style:family="table-cell" style:parent-style-name="Default" style:data-style-name="N2">
      <style:table-cell-properties fo:background-color="#ffcc00"/>
      <style:map style:condition="is-true-formula(ABS(['DIM aligned to ALS16'.E28] - ['DIM aligned to ALS16'.$D28]) &gt; 0.2)" style:apply-style-name="Untitled1" style:base-cell-address="'DIM aligned to ALS16'.E28"/>
    </style:style>
    <style:style style:name="ce78" style:family="table-cell" style:parent-style-name="Default" style:data-style-name="N2">
      <style:table-cell-properties fo:background-color="#ffdd54"/>
      <style:map style:condition="is-true-formula(ABS(['DIM aligned to ALS16'.E32] - ['DIM aligned to ALS16'.$D32]) &gt; 0.2)" style:apply-style-name="Untitled1" style:base-cell-address="'DIM aligned to ALS16'.E32"/>
    </style:style>
    <style:style style:name="ce7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80" style:family="table-cell" style:parent-style-name="Default" style:data-style-name="N2">
      <style:table-cell-properties fo:background-color="#ffcc00"/>
      <style:map style:condition="is-true-formula(ABS(['DIM aligned to ALS16'.E36] - ['DIM aligned to ALS16'.$D36]) &gt; 0.2)" style:apply-style-name="Untitled1" style:base-cell-address="'DIM aligned to ALS16'.E36"/>
    </style:style>
    <style:style style:name="ce81" style:family="table-cell" style:parent-style-name="Default" style:data-style-name="N2">
      <style:table-cell-properties fo:background-color="#ffdd54"/>
      <style:map style:condition="is-true-formula(ABS(['DIM aligned to ALS16'.E40] - ['DIM aligned to ALS16'.$D40]) &gt; 0.2)" style:apply-style-name="Untitled1" style:base-cell-address="'DIM aligned to ALS16'.E40"/>
    </style:style>
    <style:style style:name="ce8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83" style:family="table-cell" style:parent-style-name="Default" style:data-style-name="N2">
      <style:table-cell-properties fo:background-color="#ffcc00"/>
      <style:map style:condition="is-true-formula(ABS(['DIM aligned to ALS16'.E44] - ['DIM aligned to ALS16'.$D44]) &gt; 0.2)" style:apply-style-name="Untitled1" style:base-cell-address="'DIM aligned to ALS16'.E44"/>
    </style:style>
    <style:style style:name="ce84" style:family="table-cell" style:parent-style-name="Default" style:data-style-name="N2">
      <style:table-cell-properties fo:background-color="#ffdd54"/>
      <style:map style:condition="is-true-formula(ABS(['DIM aligned to ALS16'.E48] - ['DIM aligned to ALS16'.$D48]) &gt; 0.2)" style:apply-style-name="Untitled1" style:base-cell-address="'DIM aligned to ALS16'.E48"/>
    </style:style>
    <style:style style:name="ce85" style:family="table-cell" style:parent-style-name="Default">
      <style:table-cell-properties fo:border-bottom="0.06pt solid #000000" fo:background-color="#ffcc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6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87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4] - ['DIM aligned to ALS16'.$D4]) &gt; 0.2)" style:apply-style-name="Untitled1" style:base-cell-address="'DIM aligned to ALS16'.E4"/>
    </style:style>
    <style:style style:name="ce88" style:family="table-cell" style:parent-style-name="Default" style:data-style-name="N2">
      <style:table-cell-properties fo:border-bottom="0.06pt solid #000000" fo:background-color="#ffcc00" fo:border-left="0.06pt solid #000000" fo:border-right="none" fo:border-top="none"/>
    </style:style>
    <style:style style:name="ce89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8] - ['DIM aligned to ALS16'.$D8]) &gt; 0.2)" style:apply-style-name="Untitled1" style:base-cell-address="'DIM aligned to ALS16'.E8"/>
    </style:style>
    <style:style style:name="ce90" style:family="table-cell" style:parent-style-name="Default" style:data-style-name="N2">
      <style:table-cell-properties fo:border-bottom="none" fo:background-color="#ffdd54" fo:border-left="0.06pt solid #000000" fo:border-right="none" fo:border-top="none"/>
    </style:style>
    <style:style style:name="ce91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92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12] - ['DIM aligned to ALS16'.$D12]) &gt; 0.2)" style:apply-style-name="Untitled1" style:base-cell-address="'DIM aligned to ALS16'.E12"/>
    </style:style>
    <style:style style:name="ce93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16] - ['DIM aligned to ALS16'.$D16]) &gt; 0.2)" style:apply-style-name="Untitled1" style:base-cell-address="'DIM aligned to ALS16'.E16"/>
    </style:style>
    <style:style style:name="ce94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95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20] - ['DIM aligned to ALS16'.$D20]) &gt; 0.2)" style:apply-style-name="Untitled1" style:base-cell-address="'DIM aligned to ALS16'.E20"/>
    </style:style>
    <style:style style:name="ce96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24] - ['DIM aligned to ALS16'.$D24]) &gt; 0.2)" style:apply-style-name="Untitled1" style:base-cell-address="'DIM aligned to ALS16'.E24"/>
    </style:style>
    <style:style style:name="ce97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98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28] - ['DIM aligned to ALS16'.$D28]) &gt; 0.2)" style:apply-style-name="Untitled1" style:base-cell-address="'DIM aligned to ALS16'.E28"/>
    </style:style>
    <style:style style:name="ce99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32] - ['DIM aligned to ALS16'.$D32]) &gt; 0.2)" style:apply-style-name="Untitled1" style:base-cell-address="'DIM aligned to ALS16'.E32"/>
    </style:style>
    <style:style style:name="ce100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101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36] - ['DIM aligned to ALS16'.$D36]) &gt; 0.2)" style:apply-style-name="Untitled1" style:base-cell-address="'DIM aligned to ALS16'.E36"/>
    </style:style>
    <style:style style:name="ce102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40] - ['DIM aligned to ALS16'.$D40]) &gt; 0.2)" style:apply-style-name="Untitled1" style:base-cell-address="'DIM aligned to ALS16'.E40"/>
    </style:style>
    <style:style style:name="ce103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104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44] - ['DIM aligned to ALS16'.$D44]) &gt; 0.2)" style:apply-style-name="Untitled1" style:base-cell-address="'DIM aligned to ALS16'.E44"/>
    </style:style>
    <style:style style:name="ce105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48] - ['DIM aligned to ALS16'.$D48]) &gt; 0.2)" style:apply-style-name="Untitled1" style:base-cell-address="'DIM aligned to ALS16'.E48"/>
    </style:style>
    <style:style style:name="ce106" style:family="table-cell" style:parent-style-name="Default">
      <style:table-cell-properties fo:background-color="#ffc266" style:text-align-source="fix" style:repeat-content="false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107" style:family="table-cell" style:parent-style-name="Default">
      <style:table-cell-properties fo:border-bottom="0.06pt solid #000000" fo:background-color="#ffc26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0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10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4] - ['DIM aligned to ALS16'.$D4]) &gt; 0.2)" style:apply-style-name="Untitled1" style:base-cell-address="'DIM aligned to ALS16'.E4"/>
    </style:style>
    <style:style style:name="ce110" style:family="table-cell" style:parent-style-name="Default" style:data-style-name="N2">
      <style:table-cell-properties fo:border-bottom="0.06pt solid #000000" fo:background-color="#ffc266" fo:border-left="0.06pt solid #000000" fo:border-right="0.06pt solid #000000" fo:border-top="none"/>
    </style:style>
    <style:style style:name="ce11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8] - ['DIM aligned to ALS16'.$D8]) &gt; 0.2)" style:apply-style-name="Untitled1" style:base-cell-address="'DIM aligned to ALS16'.E8"/>
    </style:style>
    <style:style style:name="ce11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</style:style>
    <style:style style:name="ce11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11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12] - ['DIM aligned to ALS16'.$D12]) &gt; 0.2)" style:apply-style-name="Untitled1" style:base-cell-address="'DIM aligned to ALS16'.E12"/>
    </style:style>
    <style:style style:name="ce11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16] - ['DIM aligned to ALS16'.$D16]) &gt; 0.2)" style:apply-style-name="Untitled1" style:base-cell-address="'DIM aligned to ALS16'.E16"/>
    </style:style>
    <style:style style:name="ce11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11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20] - ['DIM aligned to ALS16'.$D20]) &gt; 0.2)" style:apply-style-name="Untitled1" style:base-cell-address="'DIM aligned to ALS16'.E20"/>
    </style:style>
    <style:style style:name="ce11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24] - ['DIM aligned to ALS16'.$D24]) &gt; 0.2)" style:apply-style-name="Untitled1" style:base-cell-address="'DIM aligned to ALS16'.E24"/>
    </style:style>
    <style:style style:name="ce11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12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28] - ['DIM aligned to ALS16'.$D28]) &gt; 0.2)" style:apply-style-name="Untitled1" style:base-cell-address="'DIM aligned to ALS16'.E28"/>
    </style:style>
    <style:style style:name="ce12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32] - ['DIM aligned to ALS16'.$D32]) &gt; 0.2)" style:apply-style-name="Untitled1" style:base-cell-address="'DIM aligned to ALS16'.E32"/>
    </style:style>
    <style:style style:name="ce12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12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36] - ['DIM aligned to ALS16'.$D36]) &gt; 0.2)" style:apply-style-name="Untitled1" style:base-cell-address="'DIM aligned to ALS16'.E36"/>
    </style:style>
    <style:style style:name="ce12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40] - ['DIM aligned to ALS16'.$D40]) &gt; 0.2)" style:apply-style-name="Untitled1" style:base-cell-address="'DIM aligned to ALS16'.E40"/>
    </style:style>
    <style:style style:name="ce12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12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44] - ['DIM aligned to ALS16'.$D44]) &gt; 0.2)" style:apply-style-name="Untitled1" style:base-cell-address="'DIM aligned to ALS16'.E44"/>
    </style:style>
    <style:style style:name="ce12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48] - ['DIM aligned to ALS16'.$D48]) &gt; 0.2)" style:apply-style-name="Untitled1" style:base-cell-address="'DIM aligned to ALS16'.E48"/>
    </style:style>
    <style:style style:name="ce12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129" style:family="table-cell" style:parent-style-name="Default" style:data-style-name="N2">
      <style:table-cell-properties fo:background-color="#99cccc"/>
      <style:map style:condition="is-true-formula(ABS(['ALS16 aligned to ALS14'.E4] - ['ALS16 aligned to ALS14'.$D4]) &gt; 0.2)" style:apply-style-name="Untitled1" style:base-cell-address="'ALS16 aligned to ALS14'.E4"/>
    </style:style>
    <style:style style:name="ce130" style:family="table-cell" style:parent-style-name="Default" style:data-style-name="N2">
      <style:table-cell-properties fo:background-color="#b0cccc"/>
      <style:map style:condition="is-true-formula(ABS(['ALS16 aligned to ALS14'.E8] - ['ALS16 aligned to ALS14'.$D8]) &gt; 0.2)" style:apply-style-name="Untitled1" style:base-cell-address="'ALS16 aligned to ALS14'.E8"/>
    </style:style>
    <style:style style:name="ce13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132" style:family="table-cell" style:parent-style-name="Default" style:data-style-name="N2">
      <style:table-cell-properties fo:background-color="#99cccc"/>
      <style:map style:condition="is-true-formula(ABS(['ALS16 aligned to ALS14'.E12] - ['ALS16 aligned to ALS14'.$D12]) &gt; 0.2)" style:apply-style-name="Untitled1" style:base-cell-address="'ALS16 aligned to ALS14'.E12"/>
    </style:style>
    <style:style style:name="ce133" style:family="table-cell" style:parent-style-name="Default" style:data-style-name="N2">
      <style:table-cell-properties fo:background-color="#b0cccc"/>
      <style:map style:condition="is-true-formula(ABS(['ALS16 aligned to ALS14'.E16] - ['ALS16 aligned to ALS14'.$D16]) &gt; 0.2)" style:apply-style-name="Untitled1" style:base-cell-address="'ALS16 aligned to ALS14'.E16"/>
    </style:style>
    <style:style style:name="ce13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135" style:family="table-cell" style:parent-style-name="Default" style:data-style-name="N2">
      <style:table-cell-properties fo:background-color="#99cccc"/>
      <style:map style:condition="is-true-formula(ABS(['ALS16 aligned to ALS14'.E20] - ['ALS16 aligned to ALS14'.$D20]) &gt; 0.2)" style:apply-style-name="Untitled1" style:base-cell-address="'ALS16 aligned to ALS14'.E20"/>
    </style:style>
    <style:style style:name="ce136" style:family="table-cell" style:parent-style-name="Default" style:data-style-name="N2">
      <style:table-cell-properties fo:background-color="#b0cccc"/>
      <style:map style:condition="is-true-formula(ABS(['ALS16 aligned to ALS14'.E24] - ['ALS16 aligned to ALS14'.$D24]) &gt; 0.2)" style:apply-style-name="Untitled1" style:base-cell-address="'ALS16 aligned to ALS14'.E24"/>
    </style:style>
    <style:style style:name="ce13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138" style:family="table-cell" style:parent-style-name="Default" style:data-style-name="N2">
      <style:table-cell-properties fo:background-color="#99cccc"/>
      <style:map style:condition="is-true-formula(ABS(['ALS16 aligned to ALS14'.E28] - ['ALS16 aligned to ALS14'.$D28]) &gt; 0.2)" style:apply-style-name="Untitled1" style:base-cell-address="'ALS16 aligned to ALS14'.E28"/>
    </style:style>
    <style:style style:name="ce139" style:family="table-cell" style:parent-style-name="Default" style:data-style-name="N2">
      <style:table-cell-properties fo:background-color="#b0cccc"/>
      <style:map style:condition="is-true-formula(ABS(['ALS16 aligned to ALS14'.E32] - ['ALS16 aligned to ALS14'.$D32]) &gt; 0.2)" style:apply-style-name="Untitled1" style:base-cell-address="'ALS16 aligned to ALS14'.E32"/>
    </style:style>
    <style:style style:name="ce14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141" style:family="table-cell" style:parent-style-name="Default" style:data-style-name="N2">
      <style:table-cell-properties fo:background-color="#99cccc"/>
      <style:map style:condition="is-true-formula(ABS(['ALS16 aligned to ALS14'.E36] - ['ALS16 aligned to ALS14'.$D36]) &gt; 0.2)" style:apply-style-name="Untitled1" style:base-cell-address="'ALS16 aligned to ALS14'.E36"/>
    </style:style>
    <style:style style:name="ce142" style:family="table-cell" style:parent-style-name="Default" style:data-style-name="N2">
      <style:table-cell-properties fo:background-color="#b0cccc"/>
      <style:map style:condition="is-true-formula(ABS(['ALS16 aligned to ALS14'.E40] - ['ALS16 aligned to ALS14'.$D40]) &gt; 0.2)" style:apply-style-name="Untitled1" style:base-cell-address="'ALS16 aligned to ALS14'.E40"/>
    </style:style>
    <style:style style:name="ce14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144" style:family="table-cell" style:parent-style-name="Default" style:data-style-name="N2">
      <style:table-cell-properties fo:background-color="#99cccc"/>
      <style:map style:condition="is-true-formula(ABS(['ALS16 aligned to ALS14'.E44] - ['ALS16 aligned to ALS14'.$D44]) &gt; 0.2)" style:apply-style-name="Untitled1" style:base-cell-address="'ALS16 aligned to ALS14'.E44"/>
    </style:style>
    <style:style style:name="ce145" style:family="table-cell" style:parent-style-name="Default" style:data-style-name="N2">
      <style:table-cell-properties fo:background-color="#b0cccc"/>
      <style:map style:condition="is-true-formula(ABS(['ALS16 aligned to ALS14'.E48] - ['ALS16 aligned to ALS14'.$D48]) &gt; 0.2)" style:apply-style-name="Untitled1" style:base-cell-address="'ALS16 aligned to ALS14'.E48"/>
    </style:style>
    <style:style style:name="ce14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14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E4] - ['ALS16 aligned to ALS14'.$D4]) &gt; 0.2)" style:apply-style-name="Untitled1" style:base-cell-address="'ALS16 aligned to ALS14'.E4"/>
    </style:style>
    <style:style style:name="ce14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8] - ['ALS16 aligned to ALS14'.$D8]) &gt; 0.2)" style:apply-style-name="Untitled1" style:base-cell-address="'ALS16 aligned to ALS14'.E8"/>
    </style:style>
    <style:style style:name="ce14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15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E12] - ['ALS16 aligned to ALS14'.$D12]) &gt; 0.2)" style:apply-style-name="Untitled1" style:base-cell-address="'ALS16 aligned to ALS14'.E12"/>
    </style:style>
    <style:style style:name="ce15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16] - ['ALS16 aligned to ALS14'.$D16]) &gt; 0.2)" style:apply-style-name="Untitled1" style:base-cell-address="'ALS16 aligned to ALS14'.E16"/>
    </style:style>
    <style:style style:name="ce15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15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E20] - ['ALS16 aligned to ALS14'.$D20]) &gt; 0.2)" style:apply-style-name="Untitled1" style:base-cell-address="'ALS16 aligned to ALS14'.E20"/>
    </style:style>
    <style:style style:name="ce15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24] - ['ALS16 aligned to ALS14'.$D24]) &gt; 0.2)" style:apply-style-name="Untitled1" style:base-cell-address="'ALS16 aligned to ALS14'.E24"/>
    </style:style>
    <style:style style:name="ce15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15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E28] - ['ALS16 aligned to ALS14'.$D28]) &gt; 0.2)" style:apply-style-name="Untitled1" style:base-cell-address="'ALS16 aligned to ALS14'.E28"/>
    </style:style>
    <style:style style:name="ce15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32] - ['ALS16 aligned to ALS14'.$D32]) &gt; 0.2)" style:apply-style-name="Untitled1" style:base-cell-address="'ALS16 aligned to ALS14'.E32"/>
    </style:style>
    <style:style style:name="ce15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15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E36] - ['ALS16 aligned to ALS14'.$D36]) &gt; 0.2)" style:apply-style-name="Untitled1" style:base-cell-address="'ALS16 aligned to ALS14'.E36"/>
    </style:style>
    <style:style style:name="ce16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40] - ['ALS16 aligned to ALS14'.$D40]) &gt; 0.2)" style:apply-style-name="Untitled1" style:base-cell-address="'ALS16 aligned to ALS14'.E40"/>
    </style:style>
    <style:style style:name="ce16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16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E44] - ['ALS16 aligned to ALS14'.$D44]) &gt; 0.2)" style:apply-style-name="Untitled1" style:base-cell-address="'ALS16 aligned to ALS14'.E44"/>
    </style:style>
    <style:style style:name="ce16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E48] - ['ALS16 aligned to ALS14'.$D48]) &gt; 0.2)" style:apply-style-name="Untitled1" style:base-cell-address="'ALS16 aligned to ALS14'.E48"/>
    </style:style>
    <style:style style:name="ce16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165" style:family="table-cell" style:parent-style-name="Default" style:data-style-name="N2">
      <style:table-cell-properties fo:background-color="#ffcc00"/>
      <style:map style:condition="is-true-formula(ABS(['ALS16 aligned to ALS14'.E4] - ['ALS16 aligned to ALS14'.$D4]) &gt; 0.2)" style:apply-style-name="Untitled1" style:base-cell-address="'ALS16 aligned to ALS14'.E4"/>
    </style:style>
    <style:style style:name="ce166" style:family="table-cell" style:parent-style-name="Default" style:data-style-name="N2">
      <style:table-cell-properties fo:background-color="#ffdd54"/>
      <style:map style:condition="is-true-formula(ABS(['ALS16 aligned to ALS14'.E8] - ['ALS16 aligned to ALS14'.$D8]) &gt; 0.2)" style:apply-style-name="Untitled1" style:base-cell-address="'ALS16 aligned to ALS14'.E8"/>
    </style:style>
    <style:style style:name="ce16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168" style:family="table-cell" style:parent-style-name="Default" style:data-style-name="N2">
      <style:table-cell-properties fo:background-color="#ffcc00"/>
      <style:map style:condition="is-true-formula(ABS(['ALS16 aligned to ALS14'.E12] - ['ALS16 aligned to ALS14'.$D12]) &gt; 0.2)" style:apply-style-name="Untitled1" style:base-cell-address="'ALS16 aligned to ALS14'.E12"/>
    </style:style>
    <style:style style:name="ce169" style:family="table-cell" style:parent-style-name="Default" style:data-style-name="N2">
      <style:table-cell-properties fo:background-color="#ffdd54"/>
      <style:map style:condition="is-true-formula(ABS(['ALS16 aligned to ALS14'.E16] - ['ALS16 aligned to ALS14'.$D16]) &gt; 0.2)" style:apply-style-name="Untitled1" style:base-cell-address="'ALS16 aligned to ALS14'.E16"/>
    </style:style>
    <style:style style:name="ce17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171" style:family="table-cell" style:parent-style-name="Default" style:data-style-name="N2">
      <style:table-cell-properties fo:background-color="#ffcc00"/>
      <style:map style:condition="is-true-formula(ABS(['ALS16 aligned to ALS14'.E20] - ['ALS16 aligned to ALS14'.$D20]) &gt; 0.2)" style:apply-style-name="Untitled1" style:base-cell-address="'ALS16 aligned to ALS14'.E20"/>
    </style:style>
    <style:style style:name="ce172" style:family="table-cell" style:parent-style-name="Default" style:data-style-name="N2">
      <style:table-cell-properties fo:background-color="#ffdd54"/>
      <style:map style:condition="is-true-formula(ABS(['ALS16 aligned to ALS14'.E24] - ['ALS16 aligned to ALS14'.$D24]) &gt; 0.2)" style:apply-style-name="Untitled1" style:base-cell-address="'ALS16 aligned to ALS14'.E24"/>
    </style:style>
    <style:style style:name="ce17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174" style:family="table-cell" style:parent-style-name="Default" style:data-style-name="N2">
      <style:table-cell-properties fo:background-color="#ffcc00"/>
      <style:map style:condition="is-true-formula(ABS(['ALS16 aligned to ALS14'.E28] - ['ALS16 aligned to ALS14'.$D28]) &gt; 0.2)" style:apply-style-name="Untitled1" style:base-cell-address="'ALS16 aligned to ALS14'.E28"/>
    </style:style>
    <style:style style:name="ce175" style:family="table-cell" style:parent-style-name="Default" style:data-style-name="N2">
      <style:table-cell-properties fo:background-color="#ffdd54"/>
      <style:map style:condition="is-true-formula(ABS(['ALS16 aligned to ALS14'.E32] - ['ALS16 aligned to ALS14'.$D32]) &gt; 0.2)" style:apply-style-name="Untitled1" style:base-cell-address="'ALS16 aligned to ALS14'.E32"/>
    </style:style>
    <style:style style:name="ce17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177" style:family="table-cell" style:parent-style-name="Default" style:data-style-name="N2">
      <style:table-cell-properties fo:background-color="#ffcc00"/>
      <style:map style:condition="is-true-formula(ABS(['ALS16 aligned to ALS14'.E36] - ['ALS16 aligned to ALS14'.$D36]) &gt; 0.2)" style:apply-style-name="Untitled1" style:base-cell-address="'ALS16 aligned to ALS14'.E36"/>
    </style:style>
    <style:style style:name="ce178" style:family="table-cell" style:parent-style-name="Default" style:data-style-name="N2">
      <style:table-cell-properties fo:background-color="#ffdd54"/>
      <style:map style:condition="is-true-formula(ABS(['ALS16 aligned to ALS14'.E40] - ['ALS16 aligned to ALS14'.$D40]) &gt; 0.2)" style:apply-style-name="Untitled1" style:base-cell-address="'ALS16 aligned to ALS14'.E40"/>
    </style:style>
    <style:style style:name="ce17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180" style:family="table-cell" style:parent-style-name="Default" style:data-style-name="N2">
      <style:table-cell-properties fo:background-color="#ffcc00"/>
      <style:map style:condition="is-true-formula(ABS(['ALS16 aligned to ALS14'.E44] - ['ALS16 aligned to ALS14'.$D44]) &gt; 0.2)" style:apply-style-name="Untitled1" style:base-cell-address="'ALS16 aligned to ALS14'.E44"/>
    </style:style>
    <style:style style:name="ce181" style:family="table-cell" style:parent-style-name="Default" style:data-style-name="N2">
      <style:table-cell-properties fo:background-color="#ffdd54"/>
      <style:map style:condition="is-true-formula(ABS(['ALS16 aligned to ALS14'.E48] - ['ALS16 aligned to ALS14'.$D48]) &gt; 0.2)" style:apply-style-name="Untitled1" style:base-cell-address="'ALS16 aligned to ALS14'.E48"/>
    </style:style>
    <style:style style:name="ce182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183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ALS16 aligned to ALS14'.E4] - ['ALS16 aligned to ALS14'.$D4]) &gt; 0.2)" style:apply-style-name="Untitled1" style:base-cell-address="'ALS16 aligned to ALS14'.E4"/>
    </style:style>
    <style:style style:name="ce184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ALS16 aligned to ALS14'.E8] - ['ALS16 aligned to ALS14'.$D8]) &gt; 0.2)" style:apply-style-name="Untitled1" style:base-cell-address="'ALS16 aligned to ALS14'.E8"/>
    </style:style>
    <style:style style:name="ce185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186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ALS16 aligned to ALS14'.E12] - ['ALS16 aligned to ALS14'.$D12]) &gt; 0.2)" style:apply-style-name="Untitled1" style:base-cell-address="'ALS16 aligned to ALS14'.E12"/>
    </style:style>
    <style:style style:name="ce187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ALS16 aligned to ALS14'.E16] - ['ALS16 aligned to ALS14'.$D16]) &gt; 0.2)" style:apply-style-name="Untitled1" style:base-cell-address="'ALS16 aligned to ALS14'.E16"/>
    </style:style>
    <style:style style:name="ce188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189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ALS16 aligned to ALS14'.E20] - ['ALS16 aligned to ALS14'.$D20]) &gt; 0.2)" style:apply-style-name="Untitled1" style:base-cell-address="'ALS16 aligned to ALS14'.E20"/>
    </style:style>
    <style:style style:name="ce190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ALS16 aligned to ALS14'.E24] - ['ALS16 aligned to ALS14'.$D24]) &gt; 0.2)" style:apply-style-name="Untitled1" style:base-cell-address="'ALS16 aligned to ALS14'.E24"/>
    </style:style>
    <style:style style:name="ce191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192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ALS16 aligned to ALS14'.E28] - ['ALS16 aligned to ALS14'.$D28]) &gt; 0.2)" style:apply-style-name="Untitled1" style:base-cell-address="'ALS16 aligned to ALS14'.E28"/>
    </style:style>
    <style:style style:name="ce193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ALS16 aligned to ALS14'.E32] - ['ALS16 aligned to ALS14'.$D32]) &gt; 0.2)" style:apply-style-name="Untitled1" style:base-cell-address="'ALS16 aligned to ALS14'.E32"/>
    </style:style>
    <style:style style:name="ce194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195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ALS16 aligned to ALS14'.E36] - ['ALS16 aligned to ALS14'.$D36]) &gt; 0.2)" style:apply-style-name="Untitled1" style:base-cell-address="'ALS16 aligned to ALS14'.E36"/>
    </style:style>
    <style:style style:name="ce196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ALS16 aligned to ALS14'.E40] - ['ALS16 aligned to ALS14'.$D40]) &gt; 0.2)" style:apply-style-name="Untitled1" style:base-cell-address="'ALS16 aligned to ALS14'.E40"/>
    </style:style>
    <style:style style:name="ce197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198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ALS16 aligned to ALS14'.E44] - ['ALS16 aligned to ALS14'.$D44]) &gt; 0.2)" style:apply-style-name="Untitled1" style:base-cell-address="'ALS16 aligned to ALS14'.E44"/>
    </style:style>
    <style:style style:name="ce199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ALS16 aligned to ALS14'.E48] - ['ALS16 aligned to ALS14'.$D48]) &gt; 0.2)" style:apply-style-name="Untitled1" style:base-cell-address="'ALS16 aligned to ALS14'.E48"/>
    </style:style>
    <style:style style:name="ce200" style:family="table-cell" style:parent-style-name="Default">
      <style:table-cell-properties fo:background-color="#ffc266" style:text-align-source="fix" style:repeat-content="false" fo:border="0.06pt solid #000000" style:vertical-align="middle"/>
      <style:paragraph-properties fo:text-align="center"/>
    </style:style>
    <style:style style:name="ce20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20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4] - ['ALS16 aligned to ALS14'.$D4]) &gt; 0.2)" style:apply-style-name="Untitled1" style:base-cell-address="'ALS16 aligned to ALS14'.E4"/>
    </style:style>
    <style:style style:name="ce20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8] - ['ALS16 aligned to ALS14'.$D8]) &gt; 0.2)" style:apply-style-name="Untitled1" style:base-cell-address="'ALS16 aligned to ALS14'.E8"/>
    </style:style>
    <style:style style:name="ce20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20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12] - ['ALS16 aligned to ALS14'.$D12]) &gt; 0.2)" style:apply-style-name="Untitled1" style:base-cell-address="'ALS16 aligned to ALS14'.E12"/>
    </style:style>
    <style:style style:name="ce20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16] - ['ALS16 aligned to ALS14'.$D16]) &gt; 0.2)" style:apply-style-name="Untitled1" style:base-cell-address="'ALS16 aligned to ALS14'.E16"/>
    </style:style>
    <style:style style:name="ce20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20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20] - ['ALS16 aligned to ALS14'.$D20]) &gt; 0.2)" style:apply-style-name="Untitled1" style:base-cell-address="'ALS16 aligned to ALS14'.E20"/>
    </style:style>
    <style:style style:name="ce20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24] - ['ALS16 aligned to ALS14'.$D24]) &gt; 0.2)" style:apply-style-name="Untitled1" style:base-cell-address="'ALS16 aligned to ALS14'.E24"/>
    </style:style>
    <style:style style:name="ce21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21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28] - ['ALS16 aligned to ALS14'.$D28]) &gt; 0.2)" style:apply-style-name="Untitled1" style:base-cell-address="'ALS16 aligned to ALS14'.E28"/>
    </style:style>
    <style:style style:name="ce21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32] - ['ALS16 aligned to ALS14'.$D32]) &gt; 0.2)" style:apply-style-name="Untitled1" style:base-cell-address="'ALS16 aligned to ALS14'.E32"/>
    </style:style>
    <style:style style:name="ce21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21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36] - ['ALS16 aligned to ALS14'.$D36]) &gt; 0.2)" style:apply-style-name="Untitled1" style:base-cell-address="'ALS16 aligned to ALS14'.E36"/>
    </style:style>
    <style:style style:name="ce21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40] - ['ALS16 aligned to ALS14'.$D40]) &gt; 0.2)" style:apply-style-name="Untitled1" style:base-cell-address="'ALS16 aligned to ALS14'.E40"/>
    </style:style>
    <style:style style:name="ce21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21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E44] - ['ALS16 aligned to ALS14'.$D44]) &gt; 0.2)" style:apply-style-name="Untitled1" style:base-cell-address="'ALS16 aligned to ALS14'.E44"/>
    </style:style>
    <style:style style:name="ce21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E48] - ['ALS16 aligned to ALS14'.$D48]) &gt; 0.2)" style:apply-style-name="Untitled1" style:base-cell-address="'ALS16 aligned to ALS14'.E48"/>
    </style:style>
    <style:style style:name="ce21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J4] - ['ALS16 aligned to ALS14'.$D4]) &gt; 0.2)" style:apply-style-name="Untitled1" style:base-cell-address="'ALS16 aligned to ALS14'.J4"/>
    </style:style>
    <style:style style:name="ce22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J4] - ['ALS16 aligned to ALS14'.$D4]) &gt; 0.2)" style:apply-style-name="Untitled1" style:base-cell-address="'ALS16 aligned to ALS14'.J4"/>
    </style:style>
    <style:style style:name="ce22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J8] - ['ALS16 aligned to ALS14'.$D8]) &gt; 0.2)" style:apply-style-name="Untitled1" style:base-cell-address="'ALS16 aligned to ALS14'.J8"/>
    </style:style>
    <style:style style:name="ce22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J12] - ['ALS16 aligned to ALS14'.$D12]) &gt; 0.2)" style:apply-style-name="Untitled1" style:base-cell-address="'ALS16 aligned to ALS14'.J12"/>
    </style:style>
    <style:style style:name="ce22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J12] - ['ALS16 aligned to ALS14'.$D12]) &gt; 0.2)" style:apply-style-name="Untitled1" style:base-cell-address="'ALS16 aligned to ALS14'.J12"/>
    </style:style>
    <style:style style:name="ce22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J16] - ['ALS16 aligned to ALS14'.$D16]) &gt; 0.2)" style:apply-style-name="Untitled1" style:base-cell-address="'ALS16 aligned to ALS14'.J16"/>
    </style:style>
    <style:style style:name="ce22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J20] - ['ALS16 aligned to ALS14'.$D20]) &gt; 0.2)" style:apply-style-name="Untitled1" style:base-cell-address="'ALS16 aligned to ALS14'.J20"/>
    </style:style>
    <style:style style:name="ce22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J20] - ['ALS16 aligned to ALS14'.$D20]) &gt; 0.2)" style:apply-style-name="Untitled1" style:base-cell-address="'ALS16 aligned to ALS14'.J20"/>
    </style:style>
    <style:style style:name="ce22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J24] - ['ALS16 aligned to ALS14'.$D24]) &gt; 0.2)" style:apply-style-name="Untitled1" style:base-cell-address="'ALS16 aligned to ALS14'.J24"/>
    </style:style>
    <style:style style:name="ce22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J28] - ['ALS16 aligned to ALS14'.$D28]) &gt; 0.2)" style:apply-style-name="Untitled1" style:base-cell-address="'ALS16 aligned to ALS14'.J28"/>
    </style:style>
    <style:style style:name="ce22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J28] - ['ALS16 aligned to ALS14'.$D28]) &gt; 0.2)" style:apply-style-name="Untitled1" style:base-cell-address="'ALS16 aligned to ALS14'.J28"/>
    </style:style>
    <style:style style:name="ce23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J32] - ['ALS16 aligned to ALS14'.$D32]) &gt; 0.2)" style:apply-style-name="Untitled1" style:base-cell-address="'ALS16 aligned to ALS14'.J32"/>
    </style:style>
    <style:style style:name="ce23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J36] - ['ALS16 aligned to ALS14'.$D36]) &gt; 0.2)" style:apply-style-name="Untitled1" style:base-cell-address="'ALS16 aligned to ALS14'.J36"/>
    </style:style>
    <style:style style:name="ce23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J36] - ['ALS16 aligned to ALS14'.$D36]) &gt; 0.2)" style:apply-style-name="Untitled1" style:base-cell-address="'ALS16 aligned to ALS14'.J36"/>
    </style:style>
    <style:style style:name="ce23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J40] - ['ALS16 aligned to ALS14'.$D40]) &gt; 0.2)" style:apply-style-name="Untitled1" style:base-cell-address="'ALS16 aligned to ALS14'.J40"/>
    </style:style>
    <style:style style:name="ce23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ALS16 aligned to ALS14'.J44] - ['ALS16 aligned to ALS14'.$D44]) &gt; 0.2)" style:apply-style-name="Untitled1" style:base-cell-address="'ALS16 aligned to ALS14'.J44"/>
    </style:style>
    <style:style style:name="ce23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ALS16 aligned to ALS14'.J44] - ['ALS16 aligned to ALS14'.$D44]) &gt; 0.2)" style:apply-style-name="Untitled1" style:base-cell-address="'ALS16 aligned to ALS14'.J44"/>
    </style:style>
    <style:style style:name="ce23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ALS16 aligned to ALS14'.J48] - ['ALS16 aligned to ALS14'.$D48]) &gt; 0.2)" style:apply-style-name="Untitled1" style:base-cell-address="'ALS16 aligned to ALS14'.J48"/>
    </style:style>
    <style:style style:name="ce23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238" style:family="table-cell" style:parent-style-name="Default" style:data-style-name="N2">
      <style:table-cell-properties fo:background-color="#99cccc"/>
      <style:map style:condition="is-true-formula(ABS(['DIM aligned to ALS14'.E4] - ['DIM aligned to ALS14'.$D4]) &gt; 0.2)" style:apply-style-name="Untitled1" style:base-cell-address="'DIM aligned to ALS14'.E4"/>
    </style:style>
    <style:style style:name="ce239" style:family="table-cell" style:parent-style-name="Default" style:data-style-name="N2">
      <style:table-cell-properties fo:background-color="#b0cccc"/>
      <style:map style:condition="is-true-formula(ABS(['DIM aligned to ALS14'.E8] - ['DIM aligned to ALS14'.$D8]) &gt; 0.2)" style:apply-style-name="Untitled1" style:base-cell-address="'DIM aligned to ALS14'.E8"/>
    </style:style>
    <style:style style:name="ce24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241" style:family="table-cell" style:parent-style-name="Default" style:data-style-name="N2">
      <style:table-cell-properties fo:background-color="#99cccc"/>
      <style:map style:condition="is-true-formula(ABS(['DIM aligned to ALS14'.E12] - ['DIM aligned to ALS14'.$D12]) &gt; 0.2)" style:apply-style-name="Untitled1" style:base-cell-address="'DIM aligned to ALS14'.E12"/>
    </style:style>
    <style:style style:name="ce242" style:family="table-cell" style:parent-style-name="Default" style:data-style-name="N2">
      <style:table-cell-properties fo:background-color="#b0cccc"/>
      <style:map style:condition="is-true-formula(ABS(['DIM aligned to ALS14'.E16] - ['DIM aligned to ALS14'.$D16]) &gt; 0.2)" style:apply-style-name="Untitled1" style:base-cell-address="'DIM aligned to ALS14'.E16"/>
    </style:style>
    <style:style style:name="ce24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244" style:family="table-cell" style:parent-style-name="Default" style:data-style-name="N2">
      <style:table-cell-properties fo:background-color="#99cccc"/>
      <style:map style:condition="is-true-formula(ABS(['DIM aligned to ALS14'.E20] - ['DIM aligned to ALS14'.$D20]) &gt; 0.2)" style:apply-style-name="Untitled1" style:base-cell-address="'DIM aligned to ALS14'.E20"/>
    </style:style>
    <style:style style:name="ce245" style:family="table-cell" style:parent-style-name="Default" style:data-style-name="N2">
      <style:table-cell-properties fo:background-color="#b0cccc"/>
      <style:map style:condition="is-true-formula(ABS(['DIM aligned to ALS14'.E24] - ['DIM aligned to ALS14'.$D24]) &gt; 0.2)" style:apply-style-name="Untitled1" style:base-cell-address="'DIM aligned to ALS14'.E24"/>
    </style:style>
    <style:style style:name="ce24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247" style:family="table-cell" style:parent-style-name="Default" style:data-style-name="N2">
      <style:table-cell-properties fo:background-color="#99cccc"/>
      <style:map style:condition="is-true-formula(ABS(['DIM aligned to ALS14'.E28] - ['DIM aligned to ALS14'.$D28]) &gt; 0.2)" style:apply-style-name="Untitled1" style:base-cell-address="'DIM aligned to ALS14'.E28"/>
    </style:style>
    <style:style style:name="ce248" style:family="table-cell" style:parent-style-name="Default" style:data-style-name="N2">
      <style:table-cell-properties fo:background-color="#b0cccc"/>
      <style:map style:condition="is-true-formula(ABS(['DIM aligned to ALS14'.E32] - ['DIM aligned to ALS14'.$D32]) &gt; 0.2)" style:apply-style-name="Untitled1" style:base-cell-address="'DIM aligned to ALS14'.E32"/>
    </style:style>
    <style:style style:name="ce24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250" style:family="table-cell" style:parent-style-name="Default" style:data-style-name="N2">
      <style:table-cell-properties fo:background-color="#99cccc"/>
      <style:map style:condition="is-true-formula(ABS(['DIM aligned to ALS14'.E36] - ['DIM aligned to ALS14'.$D36]) &gt; 0.2)" style:apply-style-name="Untitled1" style:base-cell-address="'DIM aligned to ALS14'.E36"/>
    </style:style>
    <style:style style:name="ce251" style:family="table-cell" style:parent-style-name="Default" style:data-style-name="N2">
      <style:table-cell-properties fo:background-color="#b0cccc"/>
      <style:map style:condition="is-true-formula(ABS(['DIM aligned to ALS14'.E40] - ['DIM aligned to ALS14'.$D40]) &gt; 0.2)" style:apply-style-name="Untitled1" style:base-cell-address="'DIM aligned to ALS14'.E40"/>
    </style:style>
    <style:style style:name="ce252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253" style:family="table-cell" style:parent-style-name="Default" style:data-style-name="N2">
      <style:table-cell-properties fo:background-color="#99cccc"/>
      <style:map style:condition="is-true-formula(ABS(['DIM aligned to ALS14'.E44] - ['DIM aligned to ALS14'.$D44]) &gt; 0.2)" style:apply-style-name="Untitled1" style:base-cell-address="'DIM aligned to ALS14'.E44"/>
    </style:style>
    <style:style style:name="ce254" style:family="table-cell" style:parent-style-name="Default" style:data-style-name="N2">
      <style:table-cell-properties fo:background-color="#b0cccc"/>
      <style:map style:condition="is-true-formula(ABS(['DIM aligned to ALS14'.E48] - ['DIM aligned to ALS14'.$D48]) &gt; 0.2)" style:apply-style-name="Untitled1" style:base-cell-address="'DIM aligned to ALS14'.E48"/>
    </style:style>
    <style:style style:name="ce25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25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E4] - ['DIM aligned to ALS14'.$D4]) &gt; 0.2)" style:apply-style-name="Untitled1" style:base-cell-address="'DIM aligned to ALS14'.E4"/>
    </style:style>
    <style:style style:name="ce25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8] - ['DIM aligned to ALS14'.$D8]) &gt; 0.2)" style:apply-style-name="Untitled1" style:base-cell-address="'DIM aligned to ALS14'.E8"/>
    </style:style>
    <style:style style:name="ce25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25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E12] - ['DIM aligned to ALS14'.$D12]) &gt; 0.2)" style:apply-style-name="Untitled1" style:base-cell-address="'DIM aligned to ALS14'.E12"/>
    </style:style>
    <style:style style:name="ce26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16] - ['DIM aligned to ALS14'.$D16]) &gt; 0.2)" style:apply-style-name="Untitled1" style:base-cell-address="'DIM aligned to ALS14'.E16"/>
    </style:style>
    <style:style style:name="ce26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26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E20] - ['DIM aligned to ALS14'.$D20]) &gt; 0.2)" style:apply-style-name="Untitled1" style:base-cell-address="'DIM aligned to ALS14'.E20"/>
    </style:style>
    <style:style style:name="ce26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24] - ['DIM aligned to ALS14'.$D24]) &gt; 0.2)" style:apply-style-name="Untitled1" style:base-cell-address="'DIM aligned to ALS14'.E24"/>
    </style:style>
    <style:style style:name="ce26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26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E28] - ['DIM aligned to ALS14'.$D28]) &gt; 0.2)" style:apply-style-name="Untitled1" style:base-cell-address="'DIM aligned to ALS14'.E28"/>
    </style:style>
    <style:style style:name="ce26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32] - ['DIM aligned to ALS14'.$D32]) &gt; 0.2)" style:apply-style-name="Untitled1" style:base-cell-address="'DIM aligned to ALS14'.E32"/>
    </style:style>
    <style:style style:name="ce26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26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E36] - ['DIM aligned to ALS14'.$D36]) &gt; 0.2)" style:apply-style-name="Untitled1" style:base-cell-address="'DIM aligned to ALS14'.E36"/>
    </style:style>
    <style:style style:name="ce26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40] - ['DIM aligned to ALS14'.$D40]) &gt; 0.2)" style:apply-style-name="Untitled1" style:base-cell-address="'DIM aligned to ALS14'.E40"/>
    </style:style>
    <style:style style:name="ce27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27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E44] - ['DIM aligned to ALS14'.$D44]) &gt; 0.2)" style:apply-style-name="Untitled1" style:base-cell-address="'DIM aligned to ALS14'.E44"/>
    </style:style>
    <style:style style:name="ce27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E48] - ['DIM aligned to ALS14'.$D48]) &gt; 0.2)" style:apply-style-name="Untitled1" style:base-cell-address="'DIM aligned to ALS14'.E48"/>
    </style:style>
    <style:style style:name="ce27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274" style:family="table-cell" style:parent-style-name="Default" style:data-style-name="N2">
      <style:table-cell-properties fo:background-color="#ffcc00"/>
      <style:map style:condition="is-true-formula(ABS(['DIM aligned to ALS14'.E4] - ['DIM aligned to ALS14'.$D4]) &gt; 0.2)" style:apply-style-name="Untitled1" style:base-cell-address="'DIM aligned to ALS14'.E4"/>
    </style:style>
    <style:style style:name="ce275" style:family="table-cell" style:parent-style-name="Default" style:data-style-name="N2">
      <style:table-cell-properties fo:background-color="#ffdd54"/>
      <style:map style:condition="is-true-formula(ABS(['DIM aligned to ALS14'.E8] - ['DIM aligned to ALS14'.$D8]) &gt; 0.2)" style:apply-style-name="Untitled1" style:base-cell-address="'DIM aligned to ALS14'.E8"/>
    </style:style>
    <style:style style:name="ce27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277" style:family="table-cell" style:parent-style-name="Default" style:data-style-name="N2">
      <style:table-cell-properties fo:background-color="#ffcc00"/>
      <style:map style:condition="is-true-formula(ABS(['DIM aligned to ALS14'.E12] - ['DIM aligned to ALS14'.$D12]) &gt; 0.2)" style:apply-style-name="Untitled1" style:base-cell-address="'DIM aligned to ALS14'.E12"/>
    </style:style>
    <style:style style:name="ce278" style:family="table-cell" style:parent-style-name="Default" style:data-style-name="N2">
      <style:table-cell-properties fo:background-color="#ffdd54"/>
      <style:map style:condition="is-true-formula(ABS(['DIM aligned to ALS14'.E16] - ['DIM aligned to ALS14'.$D16]) &gt; 0.2)" style:apply-style-name="Untitled1" style:base-cell-address="'DIM aligned to ALS14'.E16"/>
    </style:style>
    <style:style style:name="ce27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280" style:family="table-cell" style:parent-style-name="Default" style:data-style-name="N2">
      <style:table-cell-properties fo:background-color="#ffcc00"/>
      <style:map style:condition="is-true-formula(ABS(['DIM aligned to ALS14'.E20] - ['DIM aligned to ALS14'.$D20]) &gt; 0.2)" style:apply-style-name="Untitled1" style:base-cell-address="'DIM aligned to ALS14'.E20"/>
    </style:style>
    <style:style style:name="ce281" style:family="table-cell" style:parent-style-name="Default" style:data-style-name="N2">
      <style:table-cell-properties fo:background-color="#ffdd54"/>
      <style:map style:condition="is-true-formula(ABS(['DIM aligned to ALS14'.E24] - ['DIM aligned to ALS14'.$D24]) &gt; 0.2)" style:apply-style-name="Untitled1" style:base-cell-address="'DIM aligned to ALS14'.E24"/>
    </style:style>
    <style:style style:name="ce28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283" style:family="table-cell" style:parent-style-name="Default" style:data-style-name="N2">
      <style:table-cell-properties fo:background-color="#ffcc00"/>
      <style:map style:condition="is-true-formula(ABS(['DIM aligned to ALS14'.E28] - ['DIM aligned to ALS14'.$D28]) &gt; 0.2)" style:apply-style-name="Untitled1" style:base-cell-address="'DIM aligned to ALS14'.E28"/>
    </style:style>
    <style:style style:name="ce284" style:family="table-cell" style:parent-style-name="Default" style:data-style-name="N2">
      <style:table-cell-properties fo:background-color="#ffdd54"/>
      <style:map style:condition="is-true-formula(ABS(['DIM aligned to ALS14'.E32] - ['DIM aligned to ALS14'.$D32]) &gt; 0.2)" style:apply-style-name="Untitled1" style:base-cell-address="'DIM aligned to ALS14'.E32"/>
    </style:style>
    <style:style style:name="ce28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286" style:family="table-cell" style:parent-style-name="Default" style:data-style-name="N2">
      <style:table-cell-properties fo:background-color="#ffcc00"/>
      <style:map style:condition="is-true-formula(ABS(['DIM aligned to ALS14'.E36] - ['DIM aligned to ALS14'.$D36]) &gt; 0.2)" style:apply-style-name="Untitled1" style:base-cell-address="'DIM aligned to ALS14'.E36"/>
    </style:style>
    <style:style style:name="ce287" style:family="table-cell" style:parent-style-name="Default" style:data-style-name="N2">
      <style:table-cell-properties fo:background-color="#ffdd54"/>
      <style:map style:condition="is-true-formula(ABS(['DIM aligned to ALS14'.E40] - ['DIM aligned to ALS14'.$D40]) &gt; 0.2)" style:apply-style-name="Untitled1" style:base-cell-address="'DIM aligned to ALS14'.E40"/>
    </style:style>
    <style:style style:name="ce28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289" style:family="table-cell" style:parent-style-name="Default" style:data-style-name="N2">
      <style:table-cell-properties fo:background-color="#ffcc00"/>
      <style:map style:condition="is-true-formula(ABS(['DIM aligned to ALS14'.E44] - ['DIM aligned to ALS14'.$D44]) &gt; 0.2)" style:apply-style-name="Untitled1" style:base-cell-address="'DIM aligned to ALS14'.E44"/>
    </style:style>
    <style:style style:name="ce290" style:family="table-cell" style:parent-style-name="Default" style:data-style-name="N2">
      <style:table-cell-properties fo:background-color="#ffdd54"/>
      <style:map style:condition="is-true-formula(ABS(['DIM aligned to ALS14'.E48] - ['DIM aligned to ALS14'.$D48]) &gt; 0.2)" style:apply-style-name="Untitled1" style:base-cell-address="'DIM aligned to ALS14'.E48"/>
    </style:style>
    <style:style style:name="ce291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292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4'.E4] - ['DIM aligned to ALS14'.$D4]) &gt; 0.2)" style:apply-style-name="Untitled1" style:base-cell-address="'DIM aligned to ALS14'.E4"/>
    </style:style>
    <style:style style:name="ce293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4'.E8] - ['DIM aligned to ALS14'.$D8]) &gt; 0.2)" style:apply-style-name="Untitled1" style:base-cell-address="'DIM aligned to ALS14'.E8"/>
    </style:style>
    <style:style style:name="ce294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295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4'.E12] - ['DIM aligned to ALS14'.$D12]) &gt; 0.2)" style:apply-style-name="Untitled1" style:base-cell-address="'DIM aligned to ALS14'.E12"/>
    </style:style>
    <style:style style:name="ce296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4'.E16] - ['DIM aligned to ALS14'.$D16]) &gt; 0.2)" style:apply-style-name="Untitled1" style:base-cell-address="'DIM aligned to ALS14'.E16"/>
    </style:style>
    <style:style style:name="ce297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298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4'.E20] - ['DIM aligned to ALS14'.$D20]) &gt; 0.2)" style:apply-style-name="Untitled1" style:base-cell-address="'DIM aligned to ALS14'.E20"/>
    </style:style>
    <style:style style:name="ce299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4'.E24] - ['DIM aligned to ALS14'.$D24]) &gt; 0.2)" style:apply-style-name="Untitled1" style:base-cell-address="'DIM aligned to ALS14'.E24"/>
    </style:style>
    <style:style style:name="ce300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301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4'.E28] - ['DIM aligned to ALS14'.$D28]) &gt; 0.2)" style:apply-style-name="Untitled1" style:base-cell-address="'DIM aligned to ALS14'.E28"/>
    </style:style>
    <style:style style:name="ce302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4'.E32] - ['DIM aligned to ALS14'.$D32]) &gt; 0.2)" style:apply-style-name="Untitled1" style:base-cell-address="'DIM aligned to ALS14'.E32"/>
    </style:style>
    <style:style style:name="ce303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304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4'.E36] - ['DIM aligned to ALS14'.$D36]) &gt; 0.2)" style:apply-style-name="Untitled1" style:base-cell-address="'DIM aligned to ALS14'.E36"/>
    </style:style>
    <style:style style:name="ce305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4'.E40] - ['DIM aligned to ALS14'.$D40]) &gt; 0.2)" style:apply-style-name="Untitled1" style:base-cell-address="'DIM aligned to ALS14'.E40"/>
    </style:style>
    <style:style style:name="ce306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307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4'.E44] - ['DIM aligned to ALS14'.$D44]) &gt; 0.2)" style:apply-style-name="Untitled1" style:base-cell-address="'DIM aligned to ALS14'.E44"/>
    </style:style>
    <style:style style:name="ce308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4'.E48] - ['DIM aligned to ALS14'.$D48]) &gt; 0.2)" style:apply-style-name="Untitled1" style:base-cell-address="'DIM aligned to ALS14'.E48"/>
    </style:style>
    <style:style style:name="ce30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31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4] - ['DIM aligned to ALS14'.$D4]) &gt; 0.2)" style:apply-style-name="Untitled1" style:base-cell-address="'DIM aligned to ALS14'.E4"/>
    </style:style>
    <style:style style:name="ce31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8] - ['DIM aligned to ALS14'.$D8]) &gt; 0.2)" style:apply-style-name="Untitled1" style:base-cell-address="'DIM aligned to ALS14'.E8"/>
    </style:style>
    <style:style style:name="ce31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31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12] - ['DIM aligned to ALS14'.$D12]) &gt; 0.2)" style:apply-style-name="Untitled1" style:base-cell-address="'DIM aligned to ALS14'.E12"/>
    </style:style>
    <style:style style:name="ce31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16] - ['DIM aligned to ALS14'.$D16]) &gt; 0.2)" style:apply-style-name="Untitled1" style:base-cell-address="'DIM aligned to ALS14'.E16"/>
    </style:style>
    <style:style style:name="ce31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31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20] - ['DIM aligned to ALS14'.$D20]) &gt; 0.2)" style:apply-style-name="Untitled1" style:base-cell-address="'DIM aligned to ALS14'.E20"/>
    </style:style>
    <style:style style:name="ce31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24] - ['DIM aligned to ALS14'.$D24]) &gt; 0.2)" style:apply-style-name="Untitled1" style:base-cell-address="'DIM aligned to ALS14'.E24"/>
    </style:style>
    <style:style style:name="ce31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31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28] - ['DIM aligned to ALS14'.$D28]) &gt; 0.2)" style:apply-style-name="Untitled1" style:base-cell-address="'DIM aligned to ALS14'.E28"/>
    </style:style>
    <style:style style:name="ce32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32] - ['DIM aligned to ALS14'.$D32]) &gt; 0.2)" style:apply-style-name="Untitled1" style:base-cell-address="'DIM aligned to ALS14'.E32"/>
    </style:style>
    <style:style style:name="ce32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32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36] - ['DIM aligned to ALS14'.$D36]) &gt; 0.2)" style:apply-style-name="Untitled1" style:base-cell-address="'DIM aligned to ALS14'.E36"/>
    </style:style>
    <style:style style:name="ce32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40] - ['DIM aligned to ALS14'.$D40]) &gt; 0.2)" style:apply-style-name="Untitled1" style:base-cell-address="'DIM aligned to ALS14'.E40"/>
    </style:style>
    <style:style style:name="ce32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32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E44] - ['DIM aligned to ALS14'.$D44]) &gt; 0.2)" style:apply-style-name="Untitled1" style:base-cell-address="'DIM aligned to ALS14'.E44"/>
    </style:style>
    <style:style style:name="ce32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E48] - ['DIM aligned to ALS14'.$D48]) &gt; 0.2)" style:apply-style-name="Untitled1" style:base-cell-address="'DIM aligned to ALS14'.E48"/>
    </style:style>
    <style:style style:name="ce32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J4] - ['DIM aligned to ALS14'.$D4]) &gt; 0.2)" style:apply-style-name="Untitled1" style:base-cell-address="'DIM aligned to ALS14'.J4"/>
    </style:style>
    <style:style style:name="ce32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J4] - ['DIM aligned to ALS14'.$D4]) &gt; 0.2)" style:apply-style-name="Untitled1" style:base-cell-address="'DIM aligned to ALS14'.J4"/>
    </style:style>
    <style:style style:name="ce32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J8] - ['DIM aligned to ALS14'.$D8]) &gt; 0.2)" style:apply-style-name="Untitled1" style:base-cell-address="'DIM aligned to ALS14'.J8"/>
    </style:style>
    <style:style style:name="ce33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J12] - ['DIM aligned to ALS14'.$D12]) &gt; 0.2)" style:apply-style-name="Untitled1" style:base-cell-address="'DIM aligned to ALS14'.J12"/>
    </style:style>
    <style:style style:name="ce33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J12] - ['DIM aligned to ALS14'.$D12]) &gt; 0.2)" style:apply-style-name="Untitled1" style:base-cell-address="'DIM aligned to ALS14'.J12"/>
    </style:style>
    <style:style style:name="ce33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J16] - ['DIM aligned to ALS14'.$D16]) &gt; 0.2)" style:apply-style-name="Untitled1" style:base-cell-address="'DIM aligned to ALS14'.J16"/>
    </style:style>
    <style:style style:name="ce33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J20] - ['DIM aligned to ALS14'.$D20]) &gt; 0.2)" style:apply-style-name="Untitled1" style:base-cell-address="'DIM aligned to ALS14'.J20"/>
    </style:style>
    <style:style style:name="ce33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J20] - ['DIM aligned to ALS14'.$D20]) &gt; 0.2)" style:apply-style-name="Untitled1" style:base-cell-address="'DIM aligned to ALS14'.J20"/>
    </style:style>
    <style:style style:name="ce33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J24] - ['DIM aligned to ALS14'.$D24]) &gt; 0.2)" style:apply-style-name="Untitled1" style:base-cell-address="'DIM aligned to ALS14'.J24"/>
    </style:style>
    <style:style style:name="ce33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J28] - ['DIM aligned to ALS14'.$D28]) &gt; 0.2)" style:apply-style-name="Untitled1" style:base-cell-address="'DIM aligned to ALS14'.J28"/>
    </style:style>
    <style:style style:name="ce33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J28] - ['DIM aligned to ALS14'.$D28]) &gt; 0.2)" style:apply-style-name="Untitled1" style:base-cell-address="'DIM aligned to ALS14'.J28"/>
    </style:style>
    <style:style style:name="ce33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J32] - ['DIM aligned to ALS14'.$D32]) &gt; 0.2)" style:apply-style-name="Untitled1" style:base-cell-address="'DIM aligned to ALS14'.J32"/>
    </style:style>
    <style:style style:name="ce33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J36] - ['DIM aligned to ALS14'.$D36]) &gt; 0.2)" style:apply-style-name="Untitled1" style:base-cell-address="'DIM aligned to ALS14'.J36"/>
    </style:style>
    <style:style style:name="ce34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J36] - ['DIM aligned to ALS14'.$D36]) &gt; 0.2)" style:apply-style-name="Untitled1" style:base-cell-address="'DIM aligned to ALS14'.J36"/>
    </style:style>
    <style:style style:name="ce34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J40] - ['DIM aligned to ALS14'.$D40]) &gt; 0.2)" style:apply-style-name="Untitled1" style:base-cell-address="'DIM aligned to ALS14'.J40"/>
    </style:style>
    <style:style style:name="ce34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4'.J44] - ['DIM aligned to ALS14'.$D44]) &gt; 0.2)" style:apply-style-name="Untitled1" style:base-cell-address="'DIM aligned to ALS14'.J44"/>
    </style:style>
    <style:style style:name="ce34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4'.J44] - ['DIM aligned to ALS14'.$D44]) &gt; 0.2)" style:apply-style-name="Untitled1" style:base-cell-address="'DIM aligned to ALS14'.J44"/>
    </style:style>
    <style:style style:name="ce34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4'.J48] - ['DIM aligned to ALS14'.$D48]) &gt; 0.2)" style:apply-style-name="Untitled1" style:base-cell-address="'DIM aligned to ALS14'.J48"/>
    </style:style>
  </office:automatic-styles>
  <office:body>
    <office:spreadsheet>
      <table:calculation-settings table:automatic-find-labels="false"/>
      <table:table table:name="DIM aligned to ALS1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default-cell-style-name="ce45"/>
        <table:table-column table:style-name="co4" table:default-cell-style-name="ce67"/>
        <table:table-column table:style-name="co4" table:default-cell-style-name="ce88"/>
        <table:table-column table:style-name="co4" table:default-cell-style-name="ce110"/>
        <table:table-column table:style-name="co5" table:default-cell-style-name="ce110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table:number-columns-repeated="2"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Accumulator</text:p>
          </table:table-cell>
          <table:table-cell table:style-name="ce63" office:value-type="string" calcext:value-type="string" table:number-columns-spanned="1" table:number-rows-spanned="2">
            <text:p>Distance Consensus</text:p>
          </table:table-cell>
          <table:table-cell table:style-name="ce85" office:value-type="string" calcext:value-type="string" table:number-columns-spanned="1" table:number-rows-spanned="2">
            <text:p>Normal Vector Consensus</text:p>
          </table:table-cell>
          <table:table-cell table:style-name="ce106" office:value-type="string" calcext:value-type="string" table:number-columns-spanned="1" table:number-rows-spanned="2">
            <text:p>Accumulator-ICP</text:p>
          </table:table-cell>
          <table:table-cell table:style-name="ce106" office:value-type="string" calcext:value-type="string" table:number-columns-spanned="1" table:number-rows-spanned="2">
            <text:p>Accumulator-Prune-ICP</text:p>
          </table:table-cell>
          <table:table-cell table:number-columns-repeated="5"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covered-table-cell table:number-columns-repeated="2" table:style-name="ce64"/>
          <table:covered-table-cell table:style-name="ce107"/>
          <table:covered-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-0.115" calcext:value-type="float">
            <text:p>-0.12</text:p>
          </table:table-cell>
          <table:table-cell table:style-name="ce21" office:value-type="float" office:value="-0.03735228" calcext:value-type="float">
            <text:p>-0.04</text:p>
          </table:table-cell>
          <table:table-cell table:style-name="ce43" office:value-type="float" office:value="0.15" calcext:value-type="float">
            <text:p>0.15</text:p>
          </table:table-cell>
          <table:table-cell table:style-name="ce65" office:value-type="float" office:value="0" calcext:value-type="float">
            <text:p>0.00</text:p>
          </table:table-cell>
          <table:table-cell table:style-name="ce86" office:value-type="float" office:value="0" calcext:value-type="float">
            <text:p>0.00</text:p>
          </table:table-cell>
          <table:table-cell table:style-name="ce108" office:value-type="float" office:value="-0.18735228" calcext:value-type="float">
            <text:p>-0.19</text:p>
          </table:table-cell>
          <table:table-cell table:style-name="ce108"/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0.135" calcext:value-type="float">
            <text:p>0.14</text:p>
          </table:table-cell>
          <table:table-cell table:style-name="ce22" office:value-type="float" office:value="-0.06430414" calcext:value-type="float">
            <text:p>-0.06</text:p>
          </table:table-cell>
          <table:table-cell table:style-name="ce44" office:value-type="float" office:value="0.05" calcext:value-type="float">
            <text:p>0.05</text:p>
          </table:table-cell>
          <table:table-cell table:style-name="ce66" office:value-type="float" office:value="0.15" calcext:value-type="float">
            <text:p>0.15</text:p>
          </table:table-cell>
          <table:table-cell table:style-name="ce87" office:value-type="float" office:value="0.15" calcext:value-type="float">
            <text:p>0.15</text:p>
          </table:table-cell>
          <table:table-cell table:style-name="ce109" office:value-type="float" office:value="-0.11430414" calcext:value-type="float">
            <text:p>-0.11</text:p>
          </table:table-cell>
          <table:table-cell table:style-name="ce109"/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-0.018" calcext:value-type="float">
            <text:p>-0.02</text:p>
          </table:table-cell>
          <table:table-cell table:style-name="ce22" office:value-type="float" office:value="-0.29612572" calcext:value-type="float">
            <text:p>-0.30</text:p>
          </table:table-cell>
          <table:table-cell table:style-name="ce44" office:value-type="float" office:value="0" calcext:value-type="float">
            <text:p>0.00</text:p>
          </table:table-cell>
          <table:table-cell table:style-name="ce66" office:value-type="float" office:value="0" calcext:value-type="float">
            <text:p>0.00</text:p>
          </table:table-cell>
          <table:table-cell table:style-name="ce87" office:value-type="float" office:value="-0.6" calcext:value-type="float">
            <text:p>-0.60</text:p>
          </table:table-cell>
          <table:table-cell table:style-name="ce109" office:value-type="float" office:value="-0.29612572" calcext:value-type="float">
            <text:p>-0.30</text:p>
          </table:table-cell>
          <table:table-cell table:style-name="ce109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office:value-type="float" office:value="0" calcext:value-type="float">
            <text:p>0.00</text:p>
          </table:table-cell>
          <table:table-cell office:value-type="float" office:value="0.00211787" calcext:value-type="float">
            <text:p>0.00</text:p>
          </table:table-cell>
          <table:table-cell office:value-type="float" office:value="0.38735604" calcext:value-type="float">
            <text:p>0.39</text:p>
          </table:table-cell>
          <table:table-cell office:value-type="float" office:value="0.68756731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 office:value-type="float" office:value="0.054" calcext:value-type="float">
            <text:p>0.05</text:p>
          </table:table-cell>
          <table:table-cell table:style-name="ce24" office:value-type="float" office:value="-0.15403661" calcext:value-type="float">
            <text:p>-0.15</text:p>
          </table:table-cell>
          <table:table-cell table:style-name="ce46" office:value-type="float" office:value="-0.1" calcext:value-type="float">
            <text:p>-0.10</text:p>
          </table:table-cell>
          <table:table-cell table:style-name="ce68" office:value-type="float" office:value="0" calcext:value-type="float">
            <text:p>0.00</text:p>
          </table:table-cell>
          <table:table-cell table:style-name="ce89" office:value-type="float" office:value="0" calcext:value-type="float">
            <text:p>0.00</text:p>
          </table:table-cell>
          <table:table-cell table:style-name="ce111" office:value-type="float" office:value="-0.05403661" calcext:value-type="float">
            <text:p>-0.05</text:p>
          </table:table-cell>
          <table:table-cell table:style-name="ce11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178" calcext:value-type="float">
            <text:p>-0.18</text:p>
          </table:table-cell>
          <table:table-cell table:style-name="ce24" office:value-type="float" office:value="-0.16037555" calcext:value-type="float">
            <text:p>-0.16</text:p>
          </table:table-cell>
          <table:table-cell table:style-name="ce46" office:value-type="float" office:value="-0.1" calcext:value-type="float">
            <text:p>-0.10</text:p>
          </table:table-cell>
          <table:table-cell table:style-name="ce68" office:value-type="float" office:value="0" calcext:value-type="float">
            <text:p>0.00</text:p>
          </table:table-cell>
          <table:table-cell table:style-name="ce89" office:value-type="float" office:value="-0.45" calcext:value-type="float">
            <text:p>-0.45</text:p>
          </table:table-cell>
          <table:table-cell table:style-name="ce111" office:value-type="float" office:value="-0.06037555" calcext:value-type="float">
            <text:p>-0.06</text:p>
          </table:table-cell>
          <table:table-cell table:style-name="ce11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8" calcext:value-type="float">
            <text:p>0.08</text:p>
          </table:table-cell>
          <table:table-cell table:style-name="ce24" office:value-type="float" office:value="-0.13135747" calcext:value-type="float">
            <text:p>-0.13</text:p>
          </table:table-cell>
          <table:table-cell table:style-name="ce46" office:value-type="float" office:value="0" calcext:value-type="float">
            <text:p>0.00</text:p>
          </table:table-cell>
          <table:table-cell table:style-name="ce68" office:value-type="float" office:value="-0.15" calcext:value-type="float">
            <text:p>-0.15</text:p>
          </table:table-cell>
          <table:table-cell table:style-name="ce89" office:value-type="float" office:value="-0.45" calcext:value-type="float">
            <text:p>-0.45</text:p>
          </table:table-cell>
          <table:table-cell table:style-name="ce111" office:value-type="float" office:value="-0.13135747" calcext:value-type="float">
            <text:p>-0.13</text:p>
          </table:table-cell>
          <table:table-cell table:style-name="ce11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88758" calcext:value-type="float">
            <text:p>0.19</text:p>
          </table:table-cell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0924075" calcext:value-type="float">
            <text:p>0.01</text:p>
          </table:table-cell>
          <table:table-cell table:style-name="ce69" office:value-type="float" office:value="0.65887505" calcext:value-type="float">
            <text:p>0.66</text:p>
          </table:table-cell>
          <table:table-cell table:style-name="ce90" office:value-type="float" office:value="0.81837982" calcext:value-type="float">
            <text:p>0.82</text:p>
          </table:table-cell>
          <table:table-cell table:style-name="ce112" office:value-type="float" office:value="0" calcext:value-type="float">
            <text:p>0.00</text:p>
          </table:table-cell>
          <table:table-cell table:style-name="ce11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39" calcext:value-type="float">
            <text:p>0.04</text:p>
          </table:table-cell>
          <table:table-cell table:style-name="ce26" office:value-type="float" office:value="-0.0163503" calcext:value-type="float">
            <text:p>-0.02</text:p>
          </table:table-cell>
          <table:table-cell table:style-name="ce48" office:value-type="float" office:value="-0.1" calcext:value-type="float">
            <text:p>-0.10</text:p>
          </table:table-cell>
          <table:table-cell table:style-name="ce70" office:value-type="float" office:value="0" calcext:value-type="float">
            <text:p>0.00</text:p>
          </table:table-cell>
          <table:table-cell table:style-name="ce91" office:value-type="float" office:value="0" calcext:value-type="float">
            <text:p>0.00</text:p>
          </table:table-cell>
          <table:table-cell table:style-name="ce113" office:value-type="float" office:value="0.08355132" calcext:value-type="float">
            <text:p>0.08</text:p>
          </table:table-cell>
          <table:table-cell table:style-name="ce113"/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06" calcext:value-type="float">
            <text:p>-0.01</text:p>
          </table:table-cell>
          <table:table-cell table:style-name="ce27" office:value-type="float" office:value="0.07315016" calcext:value-type="float">
            <text:p>0.07</text:p>
          </table:table-cell>
          <table:table-cell table:style-name="ce49" office:value-type="float" office:value="0.25" calcext:value-type="float">
            <text:p>0.25</text:p>
          </table:table-cell>
          <table:table-cell table:style-name="ce71" office:value-type="float" office:value="0.15" calcext:value-type="float">
            <text:p>0.15</text:p>
          </table:table-cell>
          <table:table-cell table:style-name="ce92" office:value-type="float" office:value="0.15" calcext:value-type="float">
            <text:p>0.15</text:p>
          </table:table-cell>
          <table:table-cell table:style-name="ce114" office:value-type="float" office:value="-0.17630297" calcext:value-type="float">
            <text:p>-0.18</text:p>
          </table:table-cell>
          <table:table-cell table:style-name="ce114"/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036" calcext:value-type="float">
            <text:p>0.04</text:p>
          </table:table-cell>
          <table:table-cell table:style-name="ce27" office:value-type="float" office:value="-0.09056645" calcext:value-type="float">
            <text:p>-0.09</text:p>
          </table:table-cell>
          <table:table-cell table:style-name="ce49" office:value-type="float" office:value="0" calcext:value-type="float">
            <text:p>0.00</text:p>
          </table:table-cell>
          <table:table-cell table:style-name="ce71" office:value-type="float" office:value="-0.15" calcext:value-type="float">
            <text:p>-0.15</text:p>
          </table:table-cell>
          <table:table-cell table:style-name="ce92" office:value-type="float" office:value="0" calcext:value-type="float">
            <text:p>0.00</text:p>
          </table:table-cell>
          <table:table-cell table:style-name="ce114" office:value-type="float" office:value="-0.09057807" calcext:value-type="float">
            <text:p>-0.09</text:p>
          </table:table-cell>
          <table:table-cell table:style-name="ce114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996526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01361031" calcext:value-type="float">
            <text:p>0.01</text:p>
          </table:table-cell>
          <table:table-cell office:value-type="float" office:value="0.76168486" calcext:value-type="float">
            <text:p>0.76</text:p>
          </table:table-cell>
          <table:table-cell office:value-type="float" office:value="0.84116238" calcext:value-type="float">
            <text:p>0.84</text:p>
          </table:table-cell>
          <table:table-cell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table:style-name="ce28" office:value-type="float" office:value="-0.0493427" calcext:value-type="float">
            <text:p>-0.05</text:p>
          </table:table-cell>
          <table:table-cell table:style-name="ce50" office:value-type="float" office:value="-0.05" calcext:value-type="float">
            <text:p>-0.05</text:p>
          </table:table-cell>
          <table:table-cell table:style-name="ce72" office:value-type="float" office:value="0" calcext:value-type="float">
            <text:p>0.00</text:p>
          </table:table-cell>
          <table:table-cell table:style-name="ce93" office:value-type="float" office:value="-0.6" calcext:value-type="float">
            <text:p>-0.60</text:p>
          </table:table-cell>
          <table:table-cell table:style-name="ce115" office:value-type="float" office:value="0.00087948" calcext:value-type="float">
            <text:p>0.00</text:p>
          </table:table-cell>
          <table:table-cell table:style-name="ce115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table:style-name="ce28" office:value-type="float" office:value="-0.03920453" calcext:value-type="float">
            <text:p>-0.04</text:p>
          </table:table-cell>
          <table:table-cell table:style-name="ce50" office:value-type="float" office:value="-0.15" calcext:value-type="float">
            <text:p>-0.15</text:p>
          </table:table-cell>
          <table:table-cell table:style-name="ce72" office:value-type="float" office:value="0" calcext:value-type="float">
            <text:p>0.00</text:p>
          </table:table-cell>
          <table:table-cell table:style-name="ce93" office:value-type="float" office:value="-0.75" calcext:value-type="float">
            <text:p>-0.75</text:p>
          </table:table-cell>
          <table:table-cell table:style-name="ce115" office:value-type="float" office:value="0.09402796" calcext:value-type="float">
            <text:p>0.09</text:p>
          </table:table-cell>
          <table:table-cell table:style-name="ce115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68" calcext:value-type="float">
            <text:p>-0.17</text:p>
          </table:table-cell>
          <table:table-cell table:style-name="ce28" office:value-type="float" office:value="-0.16133624" calcext:value-type="float">
            <text:p>-0.16</text:p>
          </table:table-cell>
          <table:table-cell table:style-name="ce50" office:value-type="float" office:value="-0.15" calcext:value-type="float">
            <text:p>-0.15</text:p>
          </table:table-cell>
          <table:table-cell table:style-name="ce72" office:value-type="float" office:value="-0.15" calcext:value-type="float">
            <text:p>-0.15</text:p>
          </table:table-cell>
          <table:table-cell table:style-name="ce93" office:value-type="float" office:value="0" calcext:value-type="float">
            <text:p>0.00</text:p>
          </table:table-cell>
          <table:table-cell table:style-name="ce115" office:value-type="float" office:value="-0.01114486" calcext:value-type="float">
            <text:p>-0.01</text:p>
          </table:table-cell>
          <table:table-cell table:style-name="ce115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35931" calcext:value-type="float">
            <text:p>0.14</text:p>
          </table:table-cell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20953" calcext:value-type="float">
            <text:p>0.02</text:p>
          </table:table-cell>
          <table:table-cell table:style-name="ce69" office:value-type="float" office:value="0.99761" calcext:value-type="float">
            <text:p>1.00</text:p>
          </table:table-cell>
          <table:table-cell table:style-name="ce90" office:value-type="float" office:value="0.997647" calcext:value-type="float">
            <text:p>1.00</text:p>
          </table:table-cell>
          <table:table-cell table:style-name="ce112" office:value-type="float" office:value="0" calcext:value-type="float">
            <text:p>0.00</text:p>
          </table:table-cell>
          <table:table-cell table:style-name="ce11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" calcext:value-type="float">
            <text:p>0.00</text:p>
          </table:table-cell>
          <table:table-cell table:style-name="ce29" office:value-type="float" office:value="1.30739461" calcext:value-type="float">
            <text:p>1.31</text:p>
          </table:table-cell>
          <table:table-cell table:style-name="ce51" office:value-type="float" office:value="-0.15" calcext:value-type="float">
            <text:p>-0.15</text:p>
          </table:table-cell>
          <table:table-cell table:style-name="ce73" office:value-type="float" office:value="0" calcext:value-type="float">
            <text:p>0.00</text:p>
          </table:table-cell>
          <table:table-cell table:style-name="ce94" office:value-type="float" office:value="0.3" calcext:value-type="float">
            <text:p>0.30</text:p>
          </table:table-cell>
          <table:table-cell table:style-name="ce116" office:value-type="float" office:value="1.45739461" calcext:value-type="float">
            <text:p>1.46</text:p>
          </table:table-cell>
          <table:table-cell table:style-name="ce116"/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0" calcext:value-type="float">
            <text:p>0.00</text:p>
          </table:table-cell>
          <table:table-cell table:style-name="ce30" office:value-type="float" office:value="-2.36185358" calcext:value-type="float">
            <text:p>-2.36</text:p>
          </table:table-cell>
          <table:table-cell table:style-name="ce52" office:value-type="float" office:value="-0.25" calcext:value-type="float">
            <text:p>-0.25</text:p>
          </table:table-cell>
          <table:table-cell table:style-name="ce74" office:value-type="float" office:value="-0.15" calcext:value-type="float">
            <text:p>-0.15</text:p>
          </table:table-cell>
          <table:table-cell table:style-name="ce95" office:value-type="float" office:value="-0.9" calcext:value-type="float">
            <text:p>-0.90</text:p>
          </table:table-cell>
          <table:table-cell table:style-name="ce117" office:value-type="float" office:value="-2.11185358" calcext:value-type="float">
            <text:p>-2.11</text:p>
          </table:table-cell>
          <table:table-cell table:style-name="ce117"/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" calcext:value-type="float">
            <text:p>0.00</text:p>
          </table:table-cell>
          <table:table-cell table:style-name="ce30" office:value-type="float" office:value="-0.04168108" calcext:value-type="float">
            <text:p>-0.04</text:p>
          </table:table-cell>
          <table:table-cell table:style-name="ce52" office:value-type="float" office:value="0.05" calcext:value-type="float">
            <text:p>0.05</text:p>
          </table:table-cell>
          <table:table-cell table:style-name="ce74" office:value-type="float" office:value="0" calcext:value-type="float">
            <text:p>0.00</text:p>
          </table:table-cell>
          <table:table-cell table:style-name="ce95" office:value-type="float" office:value="-1.05" calcext:value-type="float">
            <text:p>-1.05</text:p>
          </table:table-cell>
          <table:table-cell table:style-name="ce117" office:value-type="float" office:value="-0.09168108" calcext:value-type="float">
            <text:p>-0.09</text:p>
          </table:table-cell>
          <table:table-cell table:style-name="ce117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0134612" calcext:value-type="float">
            <text:p>0.00</text:p>
          </table:table-cell>
          <table:table-cell office:value-type="float" office:value="0.18027591" calcext:value-type="float">
            <text:p>0.18</text:p>
          </table:table-cell>
          <table:table-cell office:value-type="float" office:value="0.3756526" calcext:value-type="float">
            <text:p>0.38</text:p>
          </table:table-cell>
          <table:table-cell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36" calcext:value-type="float">
            <text:p>-0.04</text:p>
          </table:table-cell>
          <table:table-cell table:style-name="ce31" office:value-type="float" office:value="-0.07198786" calcext:value-type="float">
            <text:p>-0.07</text:p>
          </table:table-cell>
          <table:table-cell table:style-name="ce53" office:value-type="float" office:value="-0.3" calcext:value-type="float">
            <text:p>-0.30</text:p>
          </table:table-cell>
          <table:table-cell table:style-name="ce75" office:value-type="float" office:value="-0.3" calcext:value-type="float">
            <text:p>-0.30</text:p>
          </table:table-cell>
          <table:table-cell table:style-name="ce96" office:value-type="float" office:value="-0.15" calcext:value-type="float">
            <text:p>-0.15</text:p>
          </table:table-cell>
          <table:table-cell table:style-name="ce118" office:value-type="float" office:value="0.22778646" calcext:value-type="float">
            <text:p>0.23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" calcext:value-type="float">
            <text:p>-0.01</text:p>
          </table:table-cell>
          <table:table-cell table:style-name="ce31" office:value-type="float" office:value="-0.27497733" calcext:value-type="float">
            <text:p>-0.27</text:p>
          </table:table-cell>
          <table:table-cell table:style-name="ce53" office:value-type="float" office:value="0.15" calcext:value-type="float">
            <text:p>0.15</text:p>
          </table:table-cell>
          <table:table-cell table:style-name="ce75" office:value-type="float" office:value="0" calcext:value-type="float">
            <text:p>0.00</text:p>
          </table:table-cell>
          <table:table-cell table:style-name="ce96" office:value-type="float" office:value="-0.15" calcext:value-type="float">
            <text:p>-0.15</text:p>
          </table:table-cell>
          <table:table-cell table:style-name="ce118" office:value-type="float" office:value="-0.42525855" calcext:value-type="float">
            <text:p>-0.43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35" calcext:value-type="float">
            <text:p>0.04</text:p>
          </table:table-cell>
          <table:table-cell table:style-name="ce31" office:value-type="float" office:value="-0.13389845" calcext:value-type="float">
            <text:p>-0.13</text:p>
          </table:table-cell>
          <table:table-cell table:style-name="ce53" office:value-type="float" office:value="0" calcext:value-type="float">
            <text:p>0.00</text:p>
          </table:table-cell>
          <table:table-cell table:style-name="ce75" office:value-type="float" office:value="-0.15" calcext:value-type="float">
            <text:p>-0.15</text:p>
          </table:table-cell>
          <table:table-cell table:style-name="ce96" office:value-type="float" office:value="-0.45" calcext:value-type="float">
            <text:p>-0.45</text:p>
          </table:table-cell>
          <table:table-cell table:style-name="ce118" office:value-type="float" office:value="-0.13389543" calcext:value-type="float">
            <text:p>-0.13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02103" calcext:value-type="float">
            <text:p>0.10</text:p>
          </table:table-cell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0567953" calcext:value-type="float">
            <text:p>0.01</text:p>
          </table:table-cell>
          <table:table-cell table:style-name="ce69" office:value-type="float" office:value="0.6838126" calcext:value-type="float">
            <text:p>0.68</text:p>
          </table:table-cell>
          <table:table-cell table:style-name="ce90" office:value-type="float" office:value="0.89808294" calcext:value-type="float">
            <text:p>0.90</text:p>
          </table:table-cell>
          <table:table-cell table:style-name="ce112" office:value-type="float" office:value="0" calcext:value-type="float">
            <text:p>0.00</text:p>
          </table:table-cell>
          <table:table-cell table:style-name="ce11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04" calcext:value-type="float">
            <text:p>0.00</text:p>
          </table:table-cell>
          <table:table-cell table:style-name="ce32" office:value-type="float" office:value="-0.73610483" calcext:value-type="float">
            <text:p>-0.74</text:p>
          </table:table-cell>
          <table:table-cell table:style-name="ce54" office:value-type="float" office:value="0" calcext:value-type="float">
            <text:p>0.00</text:p>
          </table:table-cell>
          <table:table-cell table:style-name="ce76" office:value-type="float" office:value="-0.15" calcext:value-type="float">
            <text:p>-0.15</text:p>
          </table:table-cell>
          <table:table-cell table:style-name="ce97" office:value-type="float" office:value="-0.15" calcext:value-type="float">
            <text:p>-0.15</text:p>
          </table:table-cell>
          <table:table-cell table:style-name="ce119" office:value-type="float" office:value="-0.73610483" calcext:value-type="float">
            <text:p>-0.74</text:p>
          </table:table-cell>
          <table:table-cell table:style-name="ce119"/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12" calcext:value-type="float">
            <text:p>-0.01</text:p>
          </table:table-cell>
          <table:table-cell table:style-name="ce33" office:value-type="float" office:value="0.42027501" calcext:value-type="float">
            <text:p>0.42</text:p>
          </table:table-cell>
          <table:table-cell table:style-name="ce55" office:value-type="float" office:value="0.45" calcext:value-type="float">
            <text:p>0.45</text:p>
          </table:table-cell>
          <table:table-cell table:style-name="ce77" office:value-type="float" office:value="0.15" calcext:value-type="float">
            <text:p>0.15</text:p>
          </table:table-cell>
          <table:table-cell table:style-name="ce98" office:value-type="float" office:value="0.3" calcext:value-type="float">
            <text:p>0.30</text:p>
          </table:table-cell>
          <table:table-cell table:style-name="ce120" office:value-type="float" office:value="-0.02972499" calcext:value-type="float">
            <text:p>-0.03</text:p>
          </table:table-cell>
          <table:table-cell table:style-name="ce120"/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-0.005" calcext:value-type="float">
            <text:p>-0.01</text:p>
          </table:table-cell>
          <table:table-cell table:style-name="ce33" office:value-type="float" office:value="-0.09346232" calcext:value-type="float">
            <text:p>-0.09</text:p>
          </table:table-cell>
          <table:table-cell table:style-name="ce55" office:value-type="float" office:value="0" calcext:value-type="float">
            <text:p>0.00</text:p>
          </table:table-cell>
          <table:table-cell table:style-name="ce77" office:value-type="float" office:value="0" calcext:value-type="float">
            <text:p>0.00</text:p>
          </table:table-cell>
          <table:table-cell table:style-name="ce98" office:value-type="float" office:value="-0.3" calcext:value-type="float">
            <text:p>-0.30</text:p>
          </table:table-cell>
          <table:table-cell table:style-name="ce120" office:value-type="float" office:value="-0.09346232" calcext:value-type="float">
            <text:p>-0.09</text:p>
          </table:table-cell>
          <table:table-cell table:style-name="ce120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17952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float" office:value="0.01304775" calcext:value-type="float">
            <text:p>0.01</text:p>
          </table:table-cell>
          <table:table-cell office:value-type="float" office:value="0.83940075" calcext:value-type="float">
            <text:p>0.84</text:p>
          </table:table-cell>
          <table:table-cell office:value-type="float" office:value="0.92995959" calcext:value-type="float">
            <text:p>0.93</text:p>
          </table:table-cell>
          <table:table-cell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 office:value-type="float" office:value="0" calcext:value-type="float">
            <text:p>0.00</text:p>
          </table:table-cell>
          <table:table-cell table:style-name="ce34" office:value-type="float" office:value="-0.06509168" calcext:value-type="float">
            <text:p>-0.07</text:p>
          </table:table-cell>
          <table:table-cell table:style-name="ce56" office:value-type="float" office:value="-0.15" calcext:value-type="float">
            <text:p>-0.15</text:p>
          </table:table-cell>
          <table:table-cell table:style-name="ce78" office:value-type="float" office:value="0" calcext:value-type="float">
            <text:p>0.00</text:p>
          </table:table-cell>
          <table:table-cell table:style-name="ce99" office:value-type="float" office:value="0.3" calcext:value-type="float">
            <text:p>0.30</text:p>
          </table:table-cell>
          <table:table-cell table:style-name="ce121" office:value-type="float" office:value="0.08277581" calcext:value-type="float">
            <text:p>0.08</text:p>
          </table:table-cell>
          <table:table-cell table:style-name="ce12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" calcext:value-type="float">
            <text:p>0.00</text:p>
          </table:table-cell>
          <table:table-cell table:style-name="ce34" office:value-type="float" office:value="0.10312312" calcext:value-type="float">
            <text:p>0.10</text:p>
          </table:table-cell>
          <table:table-cell table:style-name="ce56" office:value-type="float" office:value="0.5" calcext:value-type="float">
            <text:p>0.50</text:p>
          </table:table-cell>
          <table:table-cell table:style-name="ce78" office:value-type="float" office:value="0.15" calcext:value-type="float">
            <text:p>0.15</text:p>
          </table:table-cell>
          <table:table-cell table:style-name="ce99" office:value-type="float" office:value="1.05" calcext:value-type="float">
            <text:p>1.05</text:p>
          </table:table-cell>
          <table:table-cell table:style-name="ce121" office:value-type="float" office:value="-0.39623521" calcext:value-type="float">
            <text:p>-0.40</text:p>
          </table:table-cell>
          <table:table-cell table:style-name="ce12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" calcext:value-type="float">
            <text:p>0.00</text:p>
          </table:table-cell>
          <table:table-cell table:style-name="ce34" office:value-type="float" office:value="0.00458842" calcext:value-type="float">
            <text:p>0.00</text:p>
          </table:table-cell>
          <table:table-cell table:style-name="ce56" office:value-type="float" office:value="0" calcext:value-type="float">
            <text:p>0.00</text:p>
          </table:table-cell>
          <table:table-cell table:style-name="ce78" office:value-type="float" office:value="0" calcext:value-type="float">
            <text:p>0.00</text:p>
          </table:table-cell>
          <table:table-cell table:style-name="ce99" office:value-type="float" office:value="0" calcext:value-type="float">
            <text:p>0.00</text:p>
          </table:table-cell>
          <table:table-cell table:style-name="ce121" office:value-type="float" office:value="0.00455776" calcext:value-type="float">
            <text:p>0.00</text:p>
          </table:table-cell>
          <table:table-cell table:style-name="ce12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0864695" calcext:value-type="float">
            <text:p>0.01</text:p>
          </table:table-cell>
          <table:table-cell table:style-name="ce69" office:value-type="float" office:value="0.8521229" calcext:value-type="float">
            <text:p>0.85</text:p>
          </table:table-cell>
          <table:table-cell table:style-name="ce90" office:value-type="float" office:value="0.93362497" calcext:value-type="float">
            <text:p>0.93</text:p>
          </table:table-cell>
          <table:table-cell table:style-name="ce112" office:value-type="float" office:value="0" calcext:value-type="float">
            <text:p>0.00</text:p>
          </table:table-cell>
          <table:table-cell table:style-name="ce112"/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4" calcext:value-type="float">
            <text:p>0.04</text:p>
          </table:table-cell>
          <table:table-cell table:style-name="ce35" office:value-type="float" office:value="-0.04422099" calcext:value-type="float">
            <text:p>-0.04</text:p>
          </table:table-cell>
          <table:table-cell table:style-name="ce57" office:value-type="float" office:value="-0.2" calcext:value-type="float">
            <text:p>-0.20</text:p>
          </table:table-cell>
          <table:table-cell table:style-name="ce79" office:value-type="float" office:value="0" calcext:value-type="float">
            <text:p>0.00</text:p>
          </table:table-cell>
          <table:table-cell table:style-name="ce100" office:value-type="float" office:value="0" calcext:value-type="float">
            <text:p>0.00</text:p>
          </table:table-cell>
          <table:table-cell table:style-name="ce122" office:value-type="float" office:value="0.15555959" calcext:value-type="float">
            <text:p>0.16</text:p>
          </table:table-cell>
          <table:table-cell table:style-name="ce122"/>
          <table:table-cell table:number-columns-repeated="5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07" calcext:value-type="float">
            <text:p>-0.01</text:p>
          </table:table-cell>
          <table:table-cell table:style-name="ce36" office:value-type="float" office:value="0.1694563" calcext:value-type="float">
            <text:p>0.17</text:p>
          </table:table-cell>
          <table:table-cell table:style-name="ce58" office:value-type="float" office:value="0.15" calcext:value-type="float">
            <text:p>0.15</text:p>
          </table:table-cell>
          <table:table-cell table:style-name="ce80" office:value-type="float" office:value="0.15" calcext:value-type="float">
            <text:p>0.15</text:p>
          </table:table-cell>
          <table:table-cell table:style-name="ce101" office:value-type="float" office:value="0.15" calcext:value-type="float">
            <text:p>0.15</text:p>
          </table:table-cell>
          <table:table-cell table:style-name="ce123" office:value-type="float" office:value="0.01953287" calcext:value-type="float">
            <text:p>0.02</text:p>
          </table:table-cell>
          <table:table-cell table:style-name="ce123"/>
          <table:table-cell table:number-columns-repeated="5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105" calcext:value-type="float">
            <text:p>0.11</text:p>
          </table:table-cell>
          <table:table-cell table:style-name="ce36" office:value-type="float" office:value="-0.00563719" calcext:value-type="float">
            <text:p>-0.01</text:p>
          </table:table-cell>
          <table:table-cell table:style-name="ce58" office:value-type="float" office:value="0" calcext:value-type="float">
            <text:p>0.00</text:p>
          </table:table-cell>
          <table:table-cell table:style-name="ce80" office:value-type="float" office:value="0" calcext:value-type="float">
            <text:p>0.00</text:p>
          </table:table-cell>
          <table:table-cell table:style-name="ce101" office:value-type="float" office:value="0" calcext:value-type="float">
            <text:p>0.00</text:p>
          </table:table-cell>
          <table:table-cell table:style-name="ce123" office:value-type="float" office:value="-0.00564025" calcext:value-type="float">
            <text:p>-0.01</text:p>
          </table:table-cell>
          <table:table-cell table:style-name="ce123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109799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01255575" calcext:value-type="float">
            <text:p>0.01</text:p>
          </table:table-cell>
          <table:table-cell office:value-type="float" office:value="0.83807141" calcext:value-type="float">
            <text:p>0.84</text:p>
          </table:table-cell>
          <table:table-cell office:value-type="float" office:value="0.93129012" calcext:value-type="float">
            <text:p>0.93</text:p>
          </table:table-cell>
          <table:table-cell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 office:value-type="float" office:value="-0.201" calcext:value-type="float">
            <text:p>-0.20</text:p>
          </table:table-cell>
          <table:table-cell table:style-name="ce37" office:value-type="float" office:value="0.13907486" calcext:value-type="float">
            <text:p>0.14</text:p>
          </table:table-cell>
          <table:table-cell table:style-name="ce59" office:value-type="float" office:value="0.2" calcext:value-type="float">
            <text:p>0.20</text:p>
          </table:table-cell>
          <table:table-cell table:style-name="ce81" office:value-type="float" office:value="0" calcext:value-type="float">
            <text:p>0.00</text:p>
          </table:table-cell>
          <table:table-cell table:style-name="ce102" office:value-type="float" office:value="-0.3" calcext:value-type="float">
            <text:p>-0.30</text:p>
          </table:table-cell>
          <table:table-cell table:style-name="ce124" office:value-type="float" office:value="-0.0609049" calcext:value-type="float">
            <text:p>-0.06</text:p>
          </table:table-cell>
          <table:table-cell table:style-name="ce124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23" calcext:value-type="float">
            <text:p>0.02</text:p>
          </table:table-cell>
          <table:table-cell table:style-name="ce37" office:value-type="float" office:value="0.07713762" calcext:value-type="float">
            <text:p>0.08</text:p>
          </table:table-cell>
          <table:table-cell table:style-name="ce59" office:value-type="float" office:value="0.05" calcext:value-type="float">
            <text:p>0.05</text:p>
          </table:table-cell>
          <table:table-cell table:style-name="ce81" office:value-type="float" office:value="0.15" calcext:value-type="float">
            <text:p>0.15</text:p>
          </table:table-cell>
          <table:table-cell table:style-name="ce102" office:value-type="float" office:value="0.6" calcext:value-type="float">
            <text:p>0.60</text:p>
          </table:table-cell>
          <table:table-cell table:style-name="ce124" office:value-type="float" office:value="0.02716112" calcext:value-type="float">
            <text:p>0.03</text:p>
          </table:table-cell>
          <table:table-cell table:style-name="ce124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02" calcext:value-type="float">
            <text:p>0.00</text:p>
          </table:table-cell>
          <table:table-cell table:style-name="ce37" office:value-type="float" office:value="-0.09870385" calcext:value-type="float">
            <text:p>-0.10</text:p>
          </table:table-cell>
          <table:table-cell table:style-name="ce59" office:value-type="float" office:value="0" calcext:value-type="float">
            <text:p>0.00</text:p>
          </table:table-cell>
          <table:table-cell table:style-name="ce81" office:value-type="float" office:value="0" calcext:value-type="float">
            <text:p>0.00</text:p>
          </table:table-cell>
          <table:table-cell table:style-name="ce102" office:value-type="float" office:value="-0.75" calcext:value-type="float">
            <text:p>-0.75</text:p>
          </table:table-cell>
          <table:table-cell table:style-name="ce124" office:value-type="float" office:value="-0.0987016" calcext:value-type="float">
            <text:p>-0.10</text:p>
          </table:table-cell>
          <table:table-cell table:style-name="ce124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64139" calcext:value-type="float">
            <text:p>0.16</text:p>
          </table:table-cell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1114507" calcext:value-type="float">
            <text:p>0.01</text:p>
          </table:table-cell>
          <table:table-cell table:style-name="ce69" office:value-type="float" office:value="0.87600088" calcext:value-type="float">
            <text:p>0.88</text:p>
          </table:table-cell>
          <table:table-cell table:style-name="ce90" office:value-type="float" office:value="0.96022203" calcext:value-type="float">
            <text:p>0.96</text:p>
          </table:table-cell>
          <table:table-cell table:style-name="ce112" office:value-type="float" office:value="0" calcext:value-type="float">
            <text:p>0.00</text:p>
          </table:table-cell>
          <table:table-cell table:style-name="ce11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-0.046" calcext:value-type="float">
            <text:p>-0.05</text:p>
          </table:table-cell>
          <table:table-cell table:style-name="ce38" office:value-type="float" office:value="0.02081914" calcext:value-type="float">
            <text:p>0.02</text:p>
          </table:table-cell>
          <table:table-cell table:style-name="ce60" office:value-type="float" office:value="-0.1" calcext:value-type="float">
            <text:p>-0.10</text:p>
          </table:table-cell>
          <table:table-cell table:style-name="ce82" office:value-type="float" office:value="0" calcext:value-type="float">
            <text:p>0.00</text:p>
          </table:table-cell>
          <table:table-cell table:style-name="ce103" office:value-type="float" office:value="0" calcext:value-type="float">
            <text:p>0.00</text:p>
          </table:table-cell>
          <table:table-cell table:style-name="ce125" office:value-type="float" office:value="0.12081914" calcext:value-type="float">
            <text:p>0.12</text:p>
          </table:table-cell>
          <table:table-cell table:style-name="ce125"/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01" calcext:value-type="float">
            <text:p>0.00</text:p>
          </table:table-cell>
          <table:table-cell table:style-name="ce39" office:value-type="float" office:value="0.00165584" calcext:value-type="float">
            <text:p>0.00</text:p>
          </table:table-cell>
          <table:table-cell table:style-name="ce61" office:value-type="float" office:value="0.1" calcext:value-type="float">
            <text:p>0.10</text:p>
          </table:table-cell>
          <table:table-cell table:style-name="ce83" office:value-type="float" office:value="0" calcext:value-type="float">
            <text:p>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26" office:value-type="float" office:value="-0.09834416" calcext:value-type="float">
            <text:p>-0.10</text:p>
          </table:table-cell>
          <table:table-cell table:style-name="ce126"/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024" calcext:value-type="float">
            <text:p>0.02</text:p>
          </table:table-cell>
          <table:table-cell table:style-name="ce39" office:value-type="float" office:value="-0.11328252" calcext:value-type="float">
            <text:p>-0.11</text:p>
          </table:table-cell>
          <table:table-cell table:style-name="ce61" office:value-type="float" office:value="0.05" calcext:value-type="float">
            <text:p>0.05</text:p>
          </table:table-cell>
          <table:table-cell table:style-name="ce83" office:value-type="float" office:value="0" calcext:value-type="float">
            <text:p>0.00</text:p>
          </table:table-cell>
          <table:table-cell table:style-name="ce104" office:value-type="float" office:value="-0.3" calcext:value-type="float">
            <text:p>-0.30</text:p>
          </table:table-cell>
          <table:table-cell table:style-name="ce126" office:value-type="float" office:value="-0.16328252" calcext:value-type="float">
            <text:p>-0.16</text:p>
          </table:table-cell>
          <table:table-cell table:style-name="ce126"/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301078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00813193" calcext:value-type="float">
            <text:p>0.01</text:p>
          </table:table-cell>
          <table:table-cell office:value-type="float" office:value="0.66184594" calcext:value-type="float">
            <text:p>0.66</text:p>
          </table:table-cell>
          <table:table-cell office:value-type="float" office:value="0.76774293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 office:value-type="float" office:value="0.082154534757" calcext:value-type="float">
            <text:p>0.08</text:p>
          </table:table-cell>
          <table:table-cell table:style-name="ce40" office:value-type="float" office:value="-0.12914735" calcext:value-type="float">
            <text:p>-0.13</text:p>
          </table:table-cell>
          <table:table-cell table:style-name="ce62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105" office:value-type="float" office:value="0" calcext:value-type="float">
            <text:p>0.00</text:p>
          </table:table-cell>
          <table:table-cell table:style-name="ce127" office:value-type="float" office:value="-0.12930853" calcext:value-type="float">
            <text:p>-0.13</text:p>
          </table:table-cell>
          <table:table-cell table:style-name="ce127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13100782409" calcext:value-type="float">
            <text:p>0.01</text:p>
          </table:table-cell>
          <table:table-cell table:style-name="ce40" office:value-type="float" office:value="0.11168573" calcext:value-type="float">
            <text:p>0.11</text:p>
          </table:table-cell>
          <table:table-cell table:style-name="ce62" office:value-type="float" office:value="0.2" calcext:value-type="float">
            <text:p>0.20</text:p>
          </table:table-cell>
          <table:table-cell table:style-name="ce84" office:value-type="float" office:value="0" calcext:value-type="float">
            <text:p>0.00</text:p>
          </table:table-cell>
          <table:table-cell table:style-name="ce105" office:value-type="float" office:value="0.15" calcext:value-type="float">
            <text:p>0.15</text:p>
          </table:table-cell>
          <table:table-cell table:style-name="ce127" office:value-type="float" office:value="-0.0870927" calcext:value-type="float">
            <text:p>-0.09</text:p>
          </table:table-cell>
          <table:table-cell table:style-name="ce127"/>
          <table:table-cell table:number-columns-repeated="5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33674874902" calcext:value-type="float">
            <text:p>-0.13</text:p>
          </table:table-cell>
          <table:table-cell table:style-name="ce40" office:value-type="float" office:value="-0.10526774" calcext:value-type="float">
            <text:p>-0.11</text:p>
          </table:table-cell>
          <table:table-cell table:style-name="ce62" office:value-type="float" office:value="0.05" calcext:value-type="float">
            <text:p>0.05</text:p>
          </table:table-cell>
          <table:table-cell table:style-name="ce84" office:value-type="float" office:value="-0.15" calcext:value-type="float">
            <text:p>-0.15</text:p>
          </table:table-cell>
          <table:table-cell table:style-name="ce105" office:value-type="float" office:value="-0.3" calcext:value-type="float">
            <text:p>-0.30</text:p>
          </table:table-cell>
          <table:table-cell table:style-name="ce127" office:value-type="float" office:value="-0.15520956" calcext:value-type="float">
            <text:p>-0.16</text:p>
          </table:table-cell>
          <table:table-cell table:style-name="ce127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 office:value-type="float" office:value="0.358" calcext:value-type="float">
            <text:p>0.36</text:p>
          </table:table-cell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1095881" calcext:value-type="float">
            <text:p>0.01</text:p>
          </table:table-cell>
          <table:table-cell table:style-name="ce69" office:value-type="float" office:value="0.61560301" calcext:value-type="float">
            <text:p>0.62</text:p>
          </table:table-cell>
          <table:table-cell table:style-name="ce90" office:value-type="float" office:value="0.6983333" calcext:value-type="float">
            <text:p>0.70</text:p>
          </table:table-cell>
          <table:table-cell table:style-name="ce112" office:value-type="float" office:value="0" calcext:value-type="float">
            <text:p>0.00</text:p>
          </table:table-cell>
          <table:table-cell table:style-name="ce112"/>
          <table:table-cell table:number-columns-repeated="5"/>
        </table:table-row>
        <calcext:conditional-formats>
          <calcext:conditional-format calcext:target-range-address="'DIM aligned to ALS16'.E4:'DIM aligned to ALS16'.J6">
            <calcext:condition calcext:apply-style-name="Untitled1" calcext:value="formula-is(ABS(['DIM aligned to ALS16'.E4] - ['DIM aligned to ALS16'.$D4]) &gt; 0.2)" calcext:base-cell-address="'DIM aligned to ALS16'.E4"/>
          </calcext:conditional-format>
          <calcext:conditional-format calcext:target-range-address="'DIM aligned to ALS16'.E8:'DIM aligned to ALS16'.J10">
            <calcext:condition calcext:apply-style-name="Untitled1" calcext:value="formula-is(ABS(['DIM aligned to ALS16'.E8] - ['DIM aligned to ALS16'.$D8]) &gt; 0.2)" calcext:base-cell-address="'DIM aligned to ALS16'.E8"/>
          </calcext:conditional-format>
          <calcext:conditional-format calcext:target-range-address="'DIM aligned to ALS16'.E12:'DIM aligned to ALS16'.J14">
            <calcext:condition calcext:apply-style-name="Untitled1" calcext:value="formula-is(ABS(['DIM aligned to ALS16'.E12] - ['DIM aligned to ALS16'.$D12]) &gt; 0.2)" calcext:base-cell-address="'DIM aligned to ALS16'.E12"/>
          </calcext:conditional-format>
          <calcext:conditional-format calcext:target-range-address="'DIM aligned to ALS16'.E20:'DIM aligned to ALS16'.J22">
            <calcext:condition calcext:apply-style-name="Untitled1" calcext:value="formula-is(ABS(['DIM aligned to ALS16'.E20] - ['DIM aligned to ALS16'.$D20]) &gt; 0.2)" calcext:base-cell-address="'DIM aligned to ALS16'.E20"/>
          </calcext:conditional-format>
          <calcext:conditional-format calcext:target-range-address="'DIM aligned to ALS16'.E28:'DIM aligned to ALS16'.J30">
            <calcext:condition calcext:apply-style-name="Untitled1" calcext:value="formula-is(ABS(['DIM aligned to ALS16'.E28] - ['DIM aligned to ALS16'.$D28]) &gt; 0.2)" calcext:base-cell-address="'DIM aligned to ALS16'.E28"/>
          </calcext:conditional-format>
          <calcext:conditional-format calcext:target-range-address="'DIM aligned to ALS16'.E36:'DIM aligned to ALS16'.J38">
            <calcext:condition calcext:apply-style-name="Untitled1" calcext:value="formula-is(ABS(['DIM aligned to ALS16'.E36] - ['DIM aligned to ALS16'.$D36]) &gt; 0.2)" calcext:base-cell-address="'DIM aligned to ALS16'.E36"/>
          </calcext:conditional-format>
          <calcext:conditional-format calcext:target-range-address="'DIM aligned to ALS16'.E44:'DIM aligned to ALS16'.J46">
            <calcext:condition calcext:apply-style-name="Untitled1" calcext:value="formula-is(ABS(['DIM aligned to ALS16'.E44] - ['DIM aligned to ALS16'.$D44]) &gt; 0.2)" calcext:base-cell-address="'DIM aligned to ALS16'.E44"/>
          </calcext:conditional-format>
          <calcext:conditional-format calcext:target-range-address="'DIM aligned to ALS16'.E16:'DIM aligned to ALS16'.J18">
            <calcext:condition calcext:apply-style-name="Untitled1" calcext:value="formula-is(ABS(['DIM aligned to ALS16'.E16] - ['DIM aligned to ALS16'.$D16]) &gt; 0.2)" calcext:base-cell-address="'DIM aligned to ALS16'.E16"/>
          </calcext:conditional-format>
          <calcext:conditional-format calcext:target-range-address="'DIM aligned to ALS16'.E24:'DIM aligned to ALS16'.J26">
            <calcext:condition calcext:apply-style-name="Untitled1" calcext:value="formula-is(ABS(['DIM aligned to ALS16'.E24] - ['DIM aligned to ALS16'.$D24]) &gt; 0.2)" calcext:base-cell-address="'DIM aligned to ALS16'.E24"/>
          </calcext:conditional-format>
          <calcext:conditional-format calcext:target-range-address="'DIM aligned to ALS16'.E32:'DIM aligned to ALS16'.J34">
            <calcext:condition calcext:apply-style-name="Untitled1" calcext:value="formula-is(ABS(['DIM aligned to ALS16'.E32] - ['DIM aligned to ALS16'.$D32]) &gt; 0.2)" calcext:base-cell-address="'DIM aligned to ALS16'.E32"/>
          </calcext:conditional-format>
          <calcext:conditional-format calcext:target-range-address="'DIM aligned to ALS16'.E40:'DIM aligned to ALS16'.J42">
            <calcext:condition calcext:apply-style-name="Untitled1" calcext:value="formula-is(ABS(['DIM aligned to ALS16'.E40] - ['DIM aligned to ALS16'.$D40]) &gt; 0.2)" calcext:base-cell-address="'DIM aligned to ALS16'.E40"/>
          </calcext:conditional-format>
          <calcext:conditional-format calcext:target-range-address="'DIM aligned to ALS16'.E48:'DIM aligned to ALS16'.J50">
            <calcext:condition calcext:apply-style-name="Untitled1" calcext:value="formula-is(ABS(['DIM aligned to ALS16'.E48] - ['DIM aligned to ALS16'.$D48]) &gt; 0.2)" calcext:base-cell-address="'DIM aligned to ALS16'.E48"/>
          </calcext:conditional-format>
        </calcext:conditional-formats>
      </table:table>
      <table:table table:name="ALS16 aligned to ALS1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default-cell-style-name="ce45"/>
        <table:table-column table:style-name="co4" table:default-cell-style-name="ce67"/>
        <table:table-column table:style-name="co4" table:default-cell-style-name="ce88"/>
        <table:table-column table:style-name="co4" table:default-cell-style-name="ce110"/>
        <table:table-column table:style-name="co5" table:default-cell-style-name="ce110"/>
        <table:table-row table:style-name="ro1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Accumulator</text:p>
          </table:table-cell>
          <table:table-cell table:style-name="ce63" office:value-type="string" calcext:value-type="string" table:number-columns-spanned="1" table:number-rows-spanned="2">
            <text:p>Distance Consensus</text:p>
          </table:table-cell>
          <table:table-cell table:style-name="ce85" office:value-type="string" calcext:value-type="string" table:number-columns-spanned="1" table:number-rows-spanned="2">
            <text:p>Normal Vector Consensus</text:p>
          </table:table-cell>
          <table:table-cell table:style-name="ce200" office:value-type="string" calcext:value-type="string" table:number-columns-spanned="1" table:number-rows-spanned="2">
            <text:p>Accumulator-ICP</text:p>
          </table:table-cell>
          <table:table-cell table:style-name="ce106" office:value-type="string" calcext:value-type="string" table:number-columns-spanned="1" table:number-rows-spanned="2">
            <text:p>Accumulator-Prune-ICP</text:p>
          </table:table-cell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covered-table-cell table:number-columns-repeated="2" table:style-name="ce64"/>
          <table:covered-table-cell table:style-name="ce107"/>
          <table:covered-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28"/>
          <table:table-cell table:style-name="ce146"/>
          <table:table-cell table:style-name="ce164"/>
          <table:table-cell table:style-name="ce182"/>
          <table:table-cell table:style-name="ce201"/>
          <table:table-cell table:style-name="ce219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29"/>
          <table:table-cell table:style-name="ce147"/>
          <table:table-cell table:style-name="ce165"/>
          <table:table-cell table:style-name="ce183"/>
          <table:table-cell table:style-name="ce202"/>
          <table:table-cell table:style-name="ce22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29"/>
          <table:table-cell table:style-name="ce147"/>
          <table:table-cell table:style-name="ce165"/>
          <table:table-cell table:style-name="ce183"/>
          <table:table-cell table:style-name="ce202"/>
          <table:table-cell table:style-name="ce220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30"/>
          <table:table-cell table:style-name="ce148"/>
          <table:table-cell table:style-name="ce166"/>
          <table:table-cell table:style-name="ce184"/>
          <table:table-cell table:style-name="ce203"/>
          <table:table-cell table:style-name="ce221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30"/>
          <table:table-cell table:style-name="ce148"/>
          <table:table-cell table:style-name="ce166"/>
          <table:table-cell table:style-name="ce184"/>
          <table:table-cell table:style-name="ce203"/>
          <table:table-cell table:style-name="ce221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30"/>
          <table:table-cell table:style-name="ce148"/>
          <table:table-cell table:style-name="ce166"/>
          <table:table-cell table:style-name="ce184"/>
          <table:table-cell table:style-name="ce203"/>
          <table:table-cell table:style-name="ce221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2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-0.02" calcext:value-type="float">
            <text:p>-0.02</text:p>
          </table:table-cell>
          <table:table-cell table:style-name="ce131" office:value-type="float" office:value="-8.10503043" calcext:value-type="float">
            <text:p>-8.11</text:p>
          </table:table-cell>
          <table:table-cell table:style-name="ce149" office:value-type="float" office:value="0" calcext:value-type="float">
            <text:p>0.00</text:p>
          </table:table-cell>
          <table:table-cell table:style-name="ce167" office:value-type="float" office:value="0" calcext:value-type="float">
            <text:p>0.00</text:p>
          </table:table-cell>
          <table:table-cell table:style-name="ce185" office:value-type="float" office:value="0" calcext:value-type="float">
            <text:p>0.00</text:p>
          </table:table-cell>
          <table:table-cell table:style-name="ce204" office:value-type="float" office:value="-8.10503043" calcext:value-type="float">
            <text:p>-8.11</text:p>
          </table:table-cell>
          <table:table-cell table:style-name="ce222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56" calcext:value-type="float">
            <text:p>-0.06</text:p>
          </table:table-cell>
          <table:table-cell table:style-name="ce132" office:value-type="float" office:value="2.16906141" calcext:value-type="float">
            <text:p>2.17</text:p>
          </table:table-cell>
          <table:table-cell table:style-name="ce150" office:value-type="float" office:value="-0.25" calcext:value-type="float">
            <text:p>-0.25</text:p>
          </table:table-cell>
          <table:table-cell table:style-name="ce168" office:value-type="float" office:value="-0.15" calcext:value-type="float">
            <text:p>-0.15</text:p>
          </table:table-cell>
          <table:table-cell table:style-name="ce186" office:value-type="float" office:value="0" calcext:value-type="float">
            <text:p>0.00</text:p>
          </table:table-cell>
          <table:table-cell table:style-name="ce205" office:value-type="float" office:value="2.41906141" calcext:value-type="float">
            <text:p>2.42</text:p>
          </table:table-cell>
          <table:table-cell table:style-name="ce223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052" calcext:value-type="float">
            <text:p>0.05</text:p>
          </table:table-cell>
          <table:table-cell table:style-name="ce132" office:value-type="float" office:value="-0.30634184" calcext:value-type="float">
            <text:p>-0.31</text:p>
          </table:table-cell>
          <table:table-cell table:style-name="ce150" office:value-type="float" office:value="0" calcext:value-type="float">
            <text:p>0.00</text:p>
          </table:table-cell>
          <table:table-cell table:style-name="ce168" office:value-type="float" office:value="0" calcext:value-type="float">
            <text:p>0.00</text:p>
          </table:table-cell>
          <table:table-cell table:style-name="ce186" office:value-type="float" office:value="0" calcext:value-type="float">
            <text:p>0.00</text:p>
          </table:table-cell>
          <table:table-cell table:style-name="ce205" office:value-type="float" office:value="-0.30634184" calcext:value-type="float">
            <text:p>-0.31</text:p>
          </table:table-cell>
          <table:table-cell table:style-name="ce22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794259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00480582" calcext:value-type="float">
            <text:p>0.00</text:p>
          </table:table-cell>
          <table:table-cell office:value-type="float" office:value="0.73730044" calcext:value-type="float">
            <text:p>0.74</text:p>
          </table:table-cell>
          <table:table-cell office:value-type="float" office:value="0.91117362" calcext:value-type="float">
            <text:p>0.91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33"/>
          <table:table-cell table:style-name="ce151"/>
          <table:table-cell table:style-name="ce169"/>
          <table:table-cell table:style-name="ce187"/>
          <table:table-cell table:style-name="ce206"/>
          <table:table-cell table:style-name="ce22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33"/>
          <table:table-cell table:style-name="ce151"/>
          <table:table-cell table:style-name="ce169"/>
          <table:table-cell table:style-name="ce187"/>
          <table:table-cell table:style-name="ce206"/>
          <table:table-cell table:style-name="ce22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33"/>
          <table:table-cell table:style-name="ce151"/>
          <table:table-cell table:style-name="ce169"/>
          <table:table-cell table:style-name="ce187"/>
          <table:table-cell table:style-name="ce206"/>
          <table:table-cell table:style-name="ce22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34"/>
          <table:table-cell table:style-name="ce152"/>
          <table:table-cell table:style-name="ce170"/>
          <table:table-cell table:style-name="ce188"/>
          <table:table-cell table:style-name="ce207"/>
          <table:table-cell table:style-name="ce225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35"/>
          <table:table-cell table:style-name="ce153"/>
          <table:table-cell table:style-name="ce171"/>
          <table:table-cell table:style-name="ce189"/>
          <table:table-cell table:style-name="ce208"/>
          <table:table-cell table:style-name="ce226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35"/>
          <table:table-cell table:style-name="ce153"/>
          <table:table-cell table:style-name="ce171"/>
          <table:table-cell table:style-name="ce189"/>
          <table:table-cell table:style-name="ce208"/>
          <table:table-cell table:style-name="ce226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6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 office:value-type="float" office:value="0.039" calcext:value-type="float">
            <text:p>0.04</text:p>
          </table:table-cell>
          <table:table-cell table:style-name="ce136" office:value-type="float" office:value="-0.76527803" calcext:value-type="float">
            <text:p>-0.77</text:p>
          </table:table-cell>
          <table:table-cell table:style-name="ce154" office:value-type="float" office:value="0.15" calcext:value-type="float">
            <text:p>0.15</text:p>
          </table:table-cell>
          <table:table-cell table:style-name="ce172" office:value-type="float" office:value="0.15" calcext:value-type="float">
            <text:p>0.15</text:p>
          </table:table-cell>
          <table:table-cell table:style-name="ce190" office:value-type="float" office:value="0" calcext:value-type="float">
            <text:p>0.00</text:p>
          </table:table-cell>
          <table:table-cell table:style-name="ce209" office:value-type="float" office:value="-0.91475233" calcext:value-type="float">
            <text:p>-0.91</text:p>
          </table:table-cell>
          <table:table-cell table:style-name="ce227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2" calcext:value-type="float">
            <text:p>-0.02</text:p>
          </table:table-cell>
          <table:table-cell table:style-name="ce136" office:value-type="float" office:value="-0.4298094" calcext:value-type="float">
            <text:p>-0.43</text:p>
          </table:table-cell>
          <table:table-cell table:style-name="ce154" office:value-type="float" office:value="-0.1" calcext:value-type="float">
            <text:p>-0.10</text:p>
          </table:table-cell>
          <table:table-cell table:style-name="ce172" office:value-type="float" office:value="-0.15" calcext:value-type="float">
            <text:p>-0.15</text:p>
          </table:table-cell>
          <table:table-cell table:style-name="ce190" office:value-type="float" office:value="0.15" calcext:value-type="float">
            <text:p>0.15</text:p>
          </table:table-cell>
          <table:table-cell table:style-name="ce209" office:value-type="float" office:value="-0.33592212" calcext:value-type="float">
            <text:p>-0.34</text:p>
          </table:table-cell>
          <table:table-cell table:style-name="ce227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18" calcext:value-type="float">
            <text:p>-0.02</text:p>
          </table:table-cell>
          <table:table-cell table:style-name="ce136" office:value-type="float" office:value="0.91590391" calcext:value-type="float">
            <text:p>0.92</text:p>
          </table:table-cell>
          <table:table-cell table:style-name="ce154" office:value-type="float" office:value="0" calcext:value-type="float">
            <text:p>0.00</text:p>
          </table:table-cell>
          <table:table-cell table:style-name="ce172" office:value-type="float" office:value="0.15" calcext:value-type="float">
            <text:p>0.15</text:p>
          </table:table-cell>
          <table:table-cell table:style-name="ce190" office:value-type="float" office:value="-0.15" calcext:value-type="float">
            <text:p>-0.15</text:p>
          </table:table-cell>
          <table:table-cell table:style-name="ce209" office:value-type="float" office:value="0.91564033" calcext:value-type="float">
            <text:p>0.92</text:p>
          </table:table-cell>
          <table:table-cell table:style-name="ce227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036874" calcext:value-type="float">
            <text:p>0.04</text:p>
          </table:table-cell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0125759" calcext:value-type="float">
            <text:p>0.00</text:p>
          </table:table-cell>
          <table:table-cell table:style-name="ce69" office:value-type="float" office:value="0.36841797" calcext:value-type="float">
            <text:p>0.37</text:p>
          </table:table-cell>
          <table:table-cell table:style-name="ce90" office:value-type="float" office:value="0.88882209" calcext:value-type="float">
            <text:p>0.89</text:p>
          </table:table-cell>
          <table:table-cell table:style-name="ce112" office:value-type="float" office:value="0" calcext:value-type="float">
            <text:p>0.00</text:p>
          </table:table-cell>
          <table:table-cell table:style-name="ce11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37"/>
          <table:table-cell table:style-name="ce155"/>
          <table:table-cell table:style-name="ce173"/>
          <table:table-cell table:style-name="ce191"/>
          <table:table-cell table:style-name="ce210"/>
          <table:table-cell table:style-name="ce228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38"/>
          <table:table-cell table:style-name="ce156"/>
          <table:table-cell table:style-name="ce174"/>
          <table:table-cell table:style-name="ce192"/>
          <table:table-cell table:style-name="ce211"/>
          <table:table-cell table:style-name="ce229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38"/>
          <table:table-cell table:style-name="ce156"/>
          <table:table-cell table:style-name="ce174"/>
          <table:table-cell table:style-name="ce192"/>
          <table:table-cell table:style-name="ce211"/>
          <table:table-cell table:style-name="ce229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39"/>
          <table:table-cell table:style-name="ce157"/>
          <table:table-cell table:style-name="ce175"/>
          <table:table-cell table:style-name="ce193"/>
          <table:table-cell table:style-name="ce212"/>
          <table:table-cell table:style-name="ce230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39"/>
          <table:table-cell table:style-name="ce157"/>
          <table:table-cell table:style-name="ce175"/>
          <table:table-cell table:style-name="ce193"/>
          <table:table-cell table:style-name="ce212"/>
          <table:table-cell table:style-name="ce230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39"/>
          <table:table-cell table:style-name="ce157"/>
          <table:table-cell table:style-name="ce175"/>
          <table:table-cell table:style-name="ce193"/>
          <table:table-cell table:style-name="ce212"/>
          <table:table-cell table:style-name="ce230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40"/>
          <table:table-cell table:style-name="ce158"/>
          <table:table-cell table:style-name="ce176"/>
          <table:table-cell table:style-name="ce194"/>
          <table:table-cell table:style-name="ce213"/>
          <table:table-cell table:style-name="ce231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41"/>
          <table:table-cell table:style-name="ce159"/>
          <table:table-cell table:style-name="ce177"/>
          <table:table-cell table:style-name="ce195"/>
          <table:table-cell table:style-name="ce214"/>
          <table:table-cell table:style-name="ce232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41"/>
          <table:table-cell table:style-name="ce159"/>
          <table:table-cell table:style-name="ce177"/>
          <table:table-cell table:style-name="ce195"/>
          <table:table-cell table:style-name="ce214"/>
          <table:table-cell table:style-name="ce232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42"/>
          <table:table-cell table:style-name="ce160"/>
          <table:table-cell table:style-name="ce178"/>
          <table:table-cell table:style-name="ce196"/>
          <table:table-cell table:style-name="ce215"/>
          <table:table-cell table:style-name="ce23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42"/>
          <table:table-cell table:style-name="ce160"/>
          <table:table-cell table:style-name="ce178"/>
          <table:table-cell table:style-name="ce196"/>
          <table:table-cell table:style-name="ce215"/>
          <table:table-cell table:style-name="ce23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42"/>
          <table:table-cell table:style-name="ce160"/>
          <table:table-cell table:style-name="ce178"/>
          <table:table-cell table:style-name="ce196"/>
          <table:table-cell table:style-name="ce215"/>
          <table:table-cell table:style-name="ce23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43"/>
          <table:table-cell table:style-name="ce161"/>
          <table:table-cell table:style-name="ce179"/>
          <table:table-cell table:style-name="ce197"/>
          <table:table-cell table:style-name="ce216"/>
          <table:table-cell table:style-name="ce23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44"/>
          <table:table-cell table:style-name="ce162"/>
          <table:table-cell table:style-name="ce180"/>
          <table:table-cell table:style-name="ce198"/>
          <table:table-cell table:style-name="ce217"/>
          <table:table-cell table:style-name="ce235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44"/>
          <table:table-cell table:style-name="ce162"/>
          <table:table-cell table:style-name="ce180"/>
          <table:table-cell table:style-name="ce198"/>
          <table:table-cell table:style-name="ce217"/>
          <table:table-cell table:style-name="ce235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145"/>
          <table:table-cell table:style-name="ce163"/>
          <table:table-cell table:style-name="ce181"/>
          <table:table-cell table:style-name="ce199"/>
          <table:table-cell table:style-name="ce218"/>
          <table:table-cell table:style-name="ce236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45"/>
          <table:table-cell table:style-name="ce163"/>
          <table:table-cell table:style-name="ce181"/>
          <table:table-cell table:style-name="ce199"/>
          <table:table-cell table:style-name="ce218"/>
          <table:table-cell table:style-name="ce236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45"/>
          <table:table-cell table:style-name="ce163"/>
          <table:table-cell table:style-name="ce181"/>
          <table:table-cell table:style-name="ce199"/>
          <table:table-cell table:style-name="ce218"/>
          <table:table-cell table:style-name="ce236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2"/>
        </table:table-row>
        <calcext:conditional-formats>
          <calcext:conditional-format calcext:target-range-address="'ALS16 aligned to ALS14'.E4:'ALS16 aligned to ALS14'.I6">
            <calcext:condition calcext:apply-style-name="Untitled1" calcext:value="formula-is(ABS(['ALS16 aligned to ALS14'.E4] - ['ALS16 aligned to ALS14'.$D4]) &gt; 0.2)" calcext:base-cell-address="'ALS16 aligned to ALS14'.E4"/>
          </calcext:conditional-format>
          <calcext:conditional-format calcext:target-range-address="'ALS16 aligned to ALS14'.E8:'ALS16 aligned to ALS14'.I10">
            <calcext:condition calcext:apply-style-name="Untitled1" calcext:value="formula-is(ABS(['ALS16 aligned to ALS14'.E8] - ['ALS16 aligned to ALS14'.$D8]) &gt; 0.2)" calcext:base-cell-address="'ALS16 aligned to ALS14'.E8"/>
          </calcext:conditional-format>
          <calcext:conditional-format calcext:target-range-address="'ALS16 aligned to ALS14'.E12:'ALS16 aligned to ALS14'.I14">
            <calcext:condition calcext:apply-style-name="Untitled1" calcext:value="formula-is(ABS(['ALS16 aligned to ALS14'.E12] - ['ALS16 aligned to ALS14'.$D12]) &gt; 0.2)" calcext:base-cell-address="'ALS16 aligned to ALS14'.E12"/>
          </calcext:conditional-format>
          <calcext:conditional-format calcext:target-range-address="'ALS16 aligned to ALS14'.E20:'ALS16 aligned to ALS14'.I22">
            <calcext:condition calcext:apply-style-name="Untitled1" calcext:value="formula-is(ABS(['ALS16 aligned to ALS14'.E20] - ['ALS16 aligned to ALS14'.$D20]) &gt; 0.2)" calcext:base-cell-address="'ALS16 aligned to ALS14'.E20"/>
          </calcext:conditional-format>
          <calcext:conditional-format calcext:target-range-address="'ALS16 aligned to ALS14'.E28:'ALS16 aligned to ALS14'.I30">
            <calcext:condition calcext:apply-style-name="Untitled1" calcext:value="formula-is(ABS(['ALS16 aligned to ALS14'.E28] - ['ALS16 aligned to ALS14'.$D28]) &gt; 0.2)" calcext:base-cell-address="'ALS16 aligned to ALS14'.E28"/>
          </calcext:conditional-format>
          <calcext:conditional-format calcext:target-range-address="'ALS16 aligned to ALS14'.E36:'ALS16 aligned to ALS14'.I38">
            <calcext:condition calcext:apply-style-name="Untitled1" calcext:value="formula-is(ABS(['ALS16 aligned to ALS14'.E36] - ['ALS16 aligned to ALS14'.$D36]) &gt; 0.2)" calcext:base-cell-address="'ALS16 aligned to ALS14'.E36"/>
          </calcext:conditional-format>
          <calcext:conditional-format calcext:target-range-address="'ALS16 aligned to ALS14'.E44:'ALS16 aligned to ALS14'.I46">
            <calcext:condition calcext:apply-style-name="Untitled1" calcext:value="formula-is(ABS(['ALS16 aligned to ALS14'.E44] - ['ALS16 aligned to ALS14'.$D44]) &gt; 0.2)" calcext:base-cell-address="'ALS16 aligned to ALS14'.E44"/>
          </calcext:conditional-format>
          <calcext:conditional-format calcext:target-range-address="'ALS16 aligned to ALS14'.I16:'ALS16 aligned to ALS14'.I18 'ALS16 aligned to ALS14'.E16:'ALS16 aligned to ALS14'.G18">
            <calcext:condition calcext:apply-style-name="Untitled1" calcext:value="formula-is(ABS(['ALS16 aligned to ALS14'.E16] - ['ALS16 aligned to ALS14'.$D16]) &gt; 0.2)" calcext:base-cell-address="'ALS16 aligned to ALS14'.E16"/>
          </calcext:conditional-format>
          <calcext:conditional-format calcext:target-range-address="'ALS16 aligned to ALS14'.E24:'ALS16 aligned to ALS14'.I26">
            <calcext:condition calcext:apply-style-name="Untitled1" calcext:value="formula-is(ABS(['ALS16 aligned to ALS14'.E24] - ['ALS16 aligned to ALS14'.$D24]) &gt; 0.2)" calcext:base-cell-address="'ALS16 aligned to ALS14'.E24"/>
          </calcext:conditional-format>
          <calcext:conditional-format calcext:target-range-address="'ALS16 aligned to ALS14'.E32:'ALS16 aligned to ALS14'.I34">
            <calcext:condition calcext:apply-style-name="Untitled1" calcext:value="formula-is(ABS(['ALS16 aligned to ALS14'.E32] - ['ALS16 aligned to ALS14'.$D32]) &gt; 0.2)" calcext:base-cell-address="'ALS16 aligned to ALS14'.E32"/>
          </calcext:conditional-format>
          <calcext:conditional-format calcext:target-range-address="'ALS16 aligned to ALS14'.E40:'ALS16 aligned to ALS14'.I42">
            <calcext:condition calcext:apply-style-name="Untitled1" calcext:value="formula-is(ABS(['ALS16 aligned to ALS14'.E40] - ['ALS16 aligned to ALS14'.$D40]) &gt; 0.2)" calcext:base-cell-address="'ALS16 aligned to ALS14'.E40"/>
          </calcext:conditional-format>
          <calcext:conditional-format calcext:target-range-address="'ALS16 aligned to ALS14'.E48:'ALS16 aligned to ALS14'.I50">
            <calcext:condition calcext:apply-style-name="Untitled1" calcext:value="formula-is(ABS(['ALS16 aligned to ALS14'.E48] - ['ALS16 aligned to ALS14'.$D48]) &gt; 0.2)" calcext:base-cell-address="'ALS16 aligned to ALS14'.E48"/>
          </calcext:conditional-format>
          <calcext:conditional-format calcext:target-range-address="'ALS16 aligned to ALS14'.J4:'ALS16 aligned to ALS14'.J6">
            <calcext:condition calcext:apply-style-name="Untitled1" calcext:value="formula-is(ABS(['ALS16 aligned to ALS14'.J4] - ['ALS16 aligned to ALS14'.$D4]) &gt; 0.2)" calcext:base-cell-address="'ALS16 aligned to ALS14'.J4"/>
          </calcext:conditional-format>
          <calcext:conditional-format calcext:target-range-address="'ALS16 aligned to ALS14'.J8:'ALS16 aligned to ALS14'.J10">
            <calcext:condition calcext:apply-style-name="Untitled1" calcext:value="formula-is(ABS(['ALS16 aligned to ALS14'.J8] - ['ALS16 aligned to ALS14'.$D8]) &gt; 0.2)" calcext:base-cell-address="'ALS16 aligned to ALS14'.J8"/>
          </calcext:conditional-format>
          <calcext:conditional-format calcext:target-range-address="'ALS16 aligned to ALS14'.J12:'ALS16 aligned to ALS14'.J14">
            <calcext:condition calcext:apply-style-name="Untitled1" calcext:value="formula-is(ABS(['ALS16 aligned to ALS14'.J12] - ['ALS16 aligned to ALS14'.$D12]) &gt; 0.2)" calcext:base-cell-address="'ALS16 aligned to ALS14'.J12"/>
          </calcext:conditional-format>
          <calcext:conditional-format calcext:target-range-address="'ALS16 aligned to ALS14'.J20:'ALS16 aligned to ALS14'.J22">
            <calcext:condition calcext:apply-style-name="Untitled1" calcext:value="formula-is(ABS(['ALS16 aligned to ALS14'.J20] - ['ALS16 aligned to ALS14'.$D20]) &gt; 0.2)" calcext:base-cell-address="'ALS16 aligned to ALS14'.J20"/>
          </calcext:conditional-format>
          <calcext:conditional-format calcext:target-range-address="'ALS16 aligned to ALS14'.J28:'ALS16 aligned to ALS14'.J30">
            <calcext:condition calcext:apply-style-name="Untitled1" calcext:value="formula-is(ABS(['ALS16 aligned to ALS14'.J28] - ['ALS16 aligned to ALS14'.$D28]) &gt; 0.2)" calcext:base-cell-address="'ALS16 aligned to ALS14'.J28"/>
          </calcext:conditional-format>
          <calcext:conditional-format calcext:target-range-address="'ALS16 aligned to ALS14'.J36:'ALS16 aligned to ALS14'.J38">
            <calcext:condition calcext:apply-style-name="Untitled1" calcext:value="formula-is(ABS(['ALS16 aligned to ALS14'.J36] - ['ALS16 aligned to ALS14'.$D36]) &gt; 0.2)" calcext:base-cell-address="'ALS16 aligned to ALS14'.J36"/>
          </calcext:conditional-format>
          <calcext:conditional-format calcext:target-range-address="'ALS16 aligned to ALS14'.J44:'ALS16 aligned to ALS14'.J46">
            <calcext:condition calcext:apply-style-name="Untitled1" calcext:value="formula-is(ABS(['ALS16 aligned to ALS14'.J44] - ['ALS16 aligned to ALS14'.$D44]) &gt; 0.2)" calcext:base-cell-address="'ALS16 aligned to ALS14'.J44"/>
          </calcext:conditional-format>
          <calcext:conditional-format calcext:target-range-address="'ALS16 aligned to ALS14'.J16:'ALS16 aligned to ALS14'.J18">
            <calcext:condition calcext:apply-style-name="Untitled1" calcext:value="formula-is(ABS(['ALS16 aligned to ALS14'.J16] - ['ALS16 aligned to ALS14'.$D16]) &gt; 0.2)" calcext:base-cell-address="'ALS16 aligned to ALS14'.J16"/>
          </calcext:conditional-format>
          <calcext:conditional-format calcext:target-range-address="'ALS16 aligned to ALS14'.J24:'ALS16 aligned to ALS14'.J26">
            <calcext:condition calcext:apply-style-name="Untitled1" calcext:value="formula-is(ABS(['ALS16 aligned to ALS14'.J24] - ['ALS16 aligned to ALS14'.$D24]) &gt; 0.2)" calcext:base-cell-address="'ALS16 aligned to ALS14'.J24"/>
          </calcext:conditional-format>
          <calcext:conditional-format calcext:target-range-address="'ALS16 aligned to ALS14'.J32:'ALS16 aligned to ALS14'.J34">
            <calcext:condition calcext:apply-style-name="Untitled1" calcext:value="formula-is(ABS(['ALS16 aligned to ALS14'.J32] - ['ALS16 aligned to ALS14'.$D32]) &gt; 0.2)" calcext:base-cell-address="'ALS16 aligned to ALS14'.J32"/>
          </calcext:conditional-format>
          <calcext:conditional-format calcext:target-range-address="'ALS16 aligned to ALS14'.J40:'ALS16 aligned to ALS14'.J42">
            <calcext:condition calcext:apply-style-name="Untitled1" calcext:value="formula-is(ABS(['ALS16 aligned to ALS14'.J40] - ['ALS16 aligned to ALS14'.$D40]) &gt; 0.2)" calcext:base-cell-address="'ALS16 aligned to ALS14'.J40"/>
          </calcext:conditional-format>
          <calcext:conditional-format calcext:target-range-address="'ALS16 aligned to ALS14'.J48:'ALS16 aligned to ALS14'.J50">
            <calcext:condition calcext:apply-style-name="Untitled1" calcext:value="formula-is(ABS(['ALS16 aligned to ALS14'.J48] - ['ALS16 aligned to ALS14'.$D48]) &gt; 0.2)" calcext:base-cell-address="'ALS16 aligned to ALS14'.J48"/>
          </calcext:conditional-format>
          <calcext:conditional-format calcext:target-range-address="'ALS16 aligned to ALS14'.H16:'ALS16 aligned to ALS14'.H18">
            <calcext:condition calcext:apply-style-name="Untitled1" calcext:value="formula-is(ABS(['ALS16 aligned to ALS14'.H16] - ['ALS16 aligned to ALS14'.$D16]) &gt; 0.2)" calcext:base-cell-address="'ALS16 aligned to ALS14'.H16"/>
          </calcext:conditional-format>
        </calcext:conditional-formats>
      </table:table>
      <table:table table:name="DIM aligned to ALS1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default-cell-style-name="ce45"/>
        <table:table-column table:style-name="co4" table:default-cell-style-name="ce67"/>
        <table:table-column table:style-name="co4" table:default-cell-style-name="ce88"/>
        <table:table-column table:style-name="co4" table:default-cell-style-name="ce110"/>
        <table:table-column table:style-name="co5" table:default-cell-style-name="ce110"/>
        <table:table-row table:style-name="ro1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Accumulator</text:p>
          </table:table-cell>
          <table:table-cell table:style-name="ce63" office:value-type="string" calcext:value-type="string" table:number-columns-spanned="1" table:number-rows-spanned="2">
            <text:p>Distance Consensus</text:p>
          </table:table-cell>
          <table:table-cell table:style-name="ce85" office:value-type="string" calcext:value-type="string" table:number-columns-spanned="1" table:number-rows-spanned="2">
            <text:p>Normal Vector Consensus</text:p>
          </table:table-cell>
          <table:table-cell table:style-name="ce200" office:value-type="string" calcext:value-type="string" table:number-columns-spanned="1" table:number-rows-spanned="2">
            <text:p>Accumulator-ICP</text:p>
          </table:table-cell>
          <table:table-cell table:style-name="ce106" office:value-type="string" calcext:value-type="string" table:number-columns-spanned="1" table:number-rows-spanned="2">
            <text:p>Accumulator-Prune-ICP</text:p>
          </table:table-cell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covered-table-cell table:number-columns-repeated="2" table:style-name="ce64"/>
          <table:covered-table-cell table:style-name="ce107"/>
          <table:covered-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37"/>
          <table:table-cell table:style-name="ce255"/>
          <table:table-cell table:style-name="ce273"/>
          <table:table-cell table:style-name="ce291"/>
          <table:table-cell table:style-name="ce309"/>
          <table:table-cell table:style-name="ce327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38"/>
          <table:table-cell table:style-name="ce256"/>
          <table:table-cell table:style-name="ce274"/>
          <table:table-cell table:style-name="ce292"/>
          <table:table-cell table:style-name="ce310"/>
          <table:table-cell table:style-name="ce328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38"/>
          <table:table-cell table:style-name="ce256"/>
          <table:table-cell table:style-name="ce274"/>
          <table:table-cell table:style-name="ce292"/>
          <table:table-cell table:style-name="ce310"/>
          <table:table-cell table:style-name="ce328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39"/>
          <table:table-cell table:style-name="ce257"/>
          <table:table-cell table:style-name="ce275"/>
          <table:table-cell table:style-name="ce293"/>
          <table:table-cell table:style-name="ce311"/>
          <table:table-cell table:style-name="ce329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39"/>
          <table:table-cell table:style-name="ce257"/>
          <table:table-cell table:style-name="ce275"/>
          <table:table-cell table:style-name="ce293"/>
          <table:table-cell table:style-name="ce311"/>
          <table:table-cell table:style-name="ce329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39"/>
          <table:table-cell table:style-name="ce257"/>
          <table:table-cell table:style-name="ce275"/>
          <table:table-cell table:style-name="ce293"/>
          <table:table-cell table:style-name="ce311"/>
          <table:table-cell table:style-name="ce329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2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08" calcext:value-type="float">
            <text:p>0.01</text:p>
          </table:table-cell>
          <table:table-cell table:style-name="ce240" office:value-type="float" office:value="-8.40191819" calcext:value-type="float">
            <text:p>-8.40</text:p>
          </table:table-cell>
          <table:table-cell table:style-name="ce258" office:value-type="float" office:value="-0.35" calcext:value-type="float">
            <text:p>-0.35</text:p>
          </table:table-cell>
          <table:table-cell table:style-name="ce276" office:value-type="float" office:value="0" calcext:value-type="float">
            <text:p>0.00</text:p>
          </table:table-cell>
          <table:table-cell table:style-name="ce294" office:value-type="float" office:value="-0.15" calcext:value-type="float">
            <text:p>-0.15</text:p>
          </table:table-cell>
          <table:table-cell table:style-name="ce312" office:value-type="float" office:value="-8.05164635" calcext:value-type="float">
            <text:p>-8.05</text:p>
          </table:table-cell>
          <table:table-cell table:style-name="ce330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57" calcext:value-type="float">
            <text:p>-0.06</text:p>
          </table:table-cell>
          <table:table-cell table:style-name="ce241" office:value-type="float" office:value="0.94805328" calcext:value-type="float">
            <text:p>0.95</text:p>
          </table:table-cell>
          <table:table-cell table:style-name="ce259" office:value-type="float" office:value="0.35" calcext:value-type="float">
            <text:p>0.35</text:p>
          </table:table-cell>
          <table:table-cell table:style-name="ce277" office:value-type="float" office:value="0" calcext:value-type="float">
            <text:p>0.00</text:p>
          </table:table-cell>
          <table:table-cell table:style-name="ce295" office:value-type="float" office:value="0" calcext:value-type="float">
            <text:p>0.00</text:p>
          </table:table-cell>
          <table:table-cell table:style-name="ce313" office:value-type="float" office:value="0.60550917" calcext:value-type="float">
            <text:p>0.61</text:p>
          </table:table-cell>
          <table:table-cell table:style-name="ce331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082" calcext:value-type="float">
            <text:p>0.08</text:p>
          </table:table-cell>
          <table:table-cell table:style-name="ce241" office:value-type="float" office:value="-0.61518517" calcext:value-type="float">
            <text:p>-0.62</text:p>
          </table:table-cell>
          <table:table-cell table:style-name="ce259" office:value-type="float" office:value="0" calcext:value-type="float">
            <text:p>0.00</text:p>
          </table:table-cell>
          <table:table-cell table:style-name="ce277" office:value-type="float" office:value="0" calcext:value-type="float">
            <text:p>0.00</text:p>
          </table:table-cell>
          <table:table-cell table:style-name="ce295" office:value-type="float" office:value="-0.3" calcext:value-type="float">
            <text:p>-0.30</text:p>
          </table:table-cell>
          <table:table-cell table:style-name="ce313" office:value-type="float" office:value="-0.61534436" calcext:value-type="float">
            <text:p>-0.62</text:p>
          </table:table-cell>
          <table:table-cell table:style-name="ce331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563774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00169443" calcext:value-type="float">
            <text:p>0.00</text:p>
          </table:table-cell>
          <table:table-cell office:value-type="float" office:value="0.57029839" calcext:value-type="float">
            <text:p>0.57</text:p>
          </table:table-cell>
          <table:table-cell office:value-type="float" office:value="0.81863649" calcext:value-type="float">
            <text:p>0.82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42"/>
          <table:table-cell table:style-name="ce260"/>
          <table:table-cell table:style-name="ce278"/>
          <table:table-cell table:style-name="ce296"/>
          <table:table-cell table:style-name="ce314"/>
          <table:table-cell table:style-name="ce332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42"/>
          <table:table-cell table:style-name="ce260"/>
          <table:table-cell table:style-name="ce278"/>
          <table:table-cell table:style-name="ce296"/>
          <table:table-cell table:style-name="ce314"/>
          <table:table-cell table:style-name="ce332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42"/>
          <table:table-cell table:style-name="ce260"/>
          <table:table-cell table:style-name="ce278"/>
          <table:table-cell table:style-name="ce296"/>
          <table:table-cell table:style-name="ce314"/>
          <table:table-cell table:style-name="ce33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43"/>
          <table:table-cell table:style-name="ce261"/>
          <table:table-cell table:style-name="ce279"/>
          <table:table-cell table:style-name="ce297"/>
          <table:table-cell table:style-name="ce315"/>
          <table:table-cell table:style-name="ce33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44"/>
          <table:table-cell table:style-name="ce262"/>
          <table:table-cell table:style-name="ce280"/>
          <table:table-cell table:style-name="ce298"/>
          <table:table-cell table:style-name="ce316"/>
          <table:table-cell table:style-name="ce33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44"/>
          <table:table-cell table:style-name="ce262"/>
          <table:table-cell table:style-name="ce280"/>
          <table:table-cell table:style-name="ce298"/>
          <table:table-cell table:style-name="ce316"/>
          <table:table-cell table:style-name="ce33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6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13" calcext:value-type="float">
            <text:p>-0.01</text:p>
          </table:table-cell>
          <table:table-cell table:style-name="ce245" office:value-type="float" office:value="0.09626252" calcext:value-type="float">
            <text:p>0.10</text:p>
          </table:table-cell>
          <table:table-cell table:style-name="ce263" office:value-type="float" office:value="0.35" calcext:value-type="float">
            <text:p>0.35</text:p>
          </table:table-cell>
          <table:table-cell table:style-name="ce281" office:value-type="float" office:value="-0.15" calcext:value-type="float">
            <text:p>-0.15</text:p>
          </table:table-cell>
          <table:table-cell table:style-name="ce299" office:value-type="float" office:value="0.3" calcext:value-type="float">
            <text:p>0.30</text:p>
          </table:table-cell>
          <table:table-cell table:style-name="ce317" office:value-type="float" office:value="-0.25323436" calcext:value-type="float">
            <text:p>-0.25</text:p>
          </table:table-cell>
          <table:table-cell table:style-name="ce335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6" calcext:value-type="float">
            <text:p>-0.02</text:p>
          </table:table-cell>
          <table:table-cell table:style-name="ce245" office:value-type="float" office:value="-0.48502968" calcext:value-type="float">
            <text:p>-0.49</text:p>
          </table:table-cell>
          <table:table-cell table:style-name="ce263" office:value-type="float" office:value="0.1" calcext:value-type="float">
            <text:p>0.10</text:p>
          </table:table-cell>
          <table:table-cell table:style-name="ce281" office:value-type="float" office:value="0" calcext:value-type="float">
            <text:p>0.00</text:p>
          </table:table-cell>
          <table:table-cell table:style-name="ce299" office:value-type="float" office:value="-0.3" calcext:value-type="float">
            <text:p>-0.30</text:p>
          </table:table-cell>
          <table:table-cell table:style-name="ce317" office:value-type="float" office:value="-0.58493454" calcext:value-type="float">
            <text:p>-0.58</text:p>
          </table:table-cell>
          <table:table-cell table:style-name="ce335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174" calcext:value-type="float">
            <text:p>0.17</text:p>
          </table:table-cell>
          <table:table-cell table:style-name="ce245" office:value-type="float" office:value="0.64543436" calcext:value-type="float">
            <text:p>0.65</text:p>
          </table:table-cell>
          <table:table-cell table:style-name="ce263" office:value-type="float" office:value="0.05" calcext:value-type="float">
            <text:p>0.05</text:p>
          </table:table-cell>
          <table:table-cell table:style-name="ce281" office:value-type="float" office:value="0" calcext:value-type="float">
            <text:p>0.00</text:p>
          </table:table-cell>
          <table:table-cell table:style-name="ce299" office:value-type="float" office:value="-1.05" calcext:value-type="float">
            <text:p>-1.05</text:p>
          </table:table-cell>
          <table:table-cell table:style-name="ce317" office:value-type="float" office:value="0.5954514" calcext:value-type="float">
            <text:p>0.60</text:p>
          </table:table-cell>
          <table:table-cell table:style-name="ce33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0515903" calcext:value-type="float">
            <text:p>0.05</text:p>
          </table:table-cell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0059023" calcext:value-type="float">
            <text:p>0.00</text:p>
          </table:table-cell>
          <table:table-cell table:style-name="ce69" office:value-type="float" office:value="0.29248511" calcext:value-type="float">
            <text:p>0.29</text:p>
          </table:table-cell>
          <table:table-cell table:style-name="ce90" office:value-type="float" office:value="0.83786446" calcext:value-type="float">
            <text:p>0.84</text:p>
          </table:table-cell>
          <table:table-cell table:style-name="ce112" office:value-type="float" office:value="0" calcext:value-type="float">
            <text:p>0.00</text:p>
          </table:table-cell>
          <table:table-cell table:style-name="ce11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46"/>
          <table:table-cell table:style-name="ce264"/>
          <table:table-cell table:style-name="ce282"/>
          <table:table-cell table:style-name="ce300"/>
          <table:table-cell table:style-name="ce318"/>
          <table:table-cell table:style-name="ce336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47"/>
          <table:table-cell table:style-name="ce265"/>
          <table:table-cell table:style-name="ce283"/>
          <table:table-cell table:style-name="ce301"/>
          <table:table-cell table:style-name="ce319"/>
          <table:table-cell table:style-name="ce337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47"/>
          <table:table-cell table:style-name="ce265"/>
          <table:table-cell table:style-name="ce283"/>
          <table:table-cell table:style-name="ce301"/>
          <table:table-cell table:style-name="ce319"/>
          <table:table-cell table:style-name="ce337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48"/>
          <table:table-cell table:style-name="ce266"/>
          <table:table-cell table:style-name="ce284"/>
          <table:table-cell table:style-name="ce302"/>
          <table:table-cell table:style-name="ce320"/>
          <table:table-cell table:style-name="ce338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48"/>
          <table:table-cell table:style-name="ce266"/>
          <table:table-cell table:style-name="ce284"/>
          <table:table-cell table:style-name="ce302"/>
          <table:table-cell table:style-name="ce320"/>
          <table:table-cell table:style-name="ce338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48"/>
          <table:table-cell table:style-name="ce266"/>
          <table:table-cell table:style-name="ce284"/>
          <table:table-cell table:style-name="ce302"/>
          <table:table-cell table:style-name="ce320"/>
          <table:table-cell table:style-name="ce338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49"/>
          <table:table-cell table:style-name="ce267"/>
          <table:table-cell table:style-name="ce285"/>
          <table:table-cell table:style-name="ce303"/>
          <table:table-cell table:style-name="ce321"/>
          <table:table-cell table:style-name="ce339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50"/>
          <table:table-cell table:style-name="ce268"/>
          <table:table-cell table:style-name="ce286"/>
          <table:table-cell table:style-name="ce304"/>
          <table:table-cell table:style-name="ce322"/>
          <table:table-cell table:style-name="ce34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50"/>
          <table:table-cell table:style-name="ce268"/>
          <table:table-cell table:style-name="ce286"/>
          <table:table-cell table:style-name="ce304"/>
          <table:table-cell table:style-name="ce322"/>
          <table:table-cell table:style-name="ce340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51"/>
          <table:table-cell table:style-name="ce269"/>
          <table:table-cell table:style-name="ce287"/>
          <table:table-cell table:style-name="ce305"/>
          <table:table-cell table:style-name="ce323"/>
          <table:table-cell table:style-name="ce341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51"/>
          <table:table-cell table:style-name="ce269"/>
          <table:table-cell table:style-name="ce287"/>
          <table:table-cell table:style-name="ce305"/>
          <table:table-cell table:style-name="ce323"/>
          <table:table-cell table:style-name="ce341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51"/>
          <table:table-cell table:style-name="ce269"/>
          <table:table-cell table:style-name="ce287"/>
          <table:table-cell table:style-name="ce305"/>
          <table:table-cell table:style-name="ce323"/>
          <table:table-cell table:style-name="ce341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52"/>
          <table:table-cell table:style-name="ce270"/>
          <table:table-cell table:style-name="ce288"/>
          <table:table-cell table:style-name="ce306"/>
          <table:table-cell table:style-name="ce324"/>
          <table:table-cell table:style-name="ce342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53"/>
          <table:table-cell table:style-name="ce271"/>
          <table:table-cell table:style-name="ce289"/>
          <table:table-cell table:style-name="ce307"/>
          <table:table-cell table:style-name="ce325"/>
          <table:table-cell table:style-name="ce34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53"/>
          <table:table-cell table:style-name="ce271"/>
          <table:table-cell table:style-name="ce289"/>
          <table:table-cell table:style-name="ce307"/>
          <table:table-cell table:style-name="ce325"/>
          <table:table-cell table:style-name="ce34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254"/>
          <table:table-cell table:style-name="ce272"/>
          <table:table-cell table:style-name="ce290"/>
          <table:table-cell table:style-name="ce308"/>
          <table:table-cell table:style-name="ce326"/>
          <table:table-cell table:style-name="ce34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54"/>
          <table:table-cell table:style-name="ce272"/>
          <table:table-cell table:style-name="ce290"/>
          <table:table-cell table:style-name="ce308"/>
          <table:table-cell table:style-name="ce326"/>
          <table:table-cell table:style-name="ce34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54"/>
          <table:table-cell table:style-name="ce272"/>
          <table:table-cell table:style-name="ce290"/>
          <table:table-cell table:style-name="ce308"/>
          <table:table-cell table:style-name="ce326"/>
          <table:table-cell table:style-name="ce34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 table:style-name="ce25"/>
          <table:table-cell table:style-name="ce47"/>
          <table:table-cell table:style-name="ce69"/>
          <table:table-cell table:style-name="ce90"/>
          <table:table-cell table:style-name="ce112" table:number-columns-repeated="2"/>
        </table:table-row>
        <calcext:conditional-formats>
          <calcext:conditional-format calcext:target-range-address="'DIM aligned to ALS14'.E4:'DIM aligned to ALS14'.I6">
            <calcext:condition calcext:apply-style-name="Untitled1" calcext:value="formula-is(ABS(['DIM aligned to ALS14'.E4] - ['DIM aligned to ALS14'.$D4]) &gt; 0.2)" calcext:base-cell-address="'DIM aligned to ALS14'.E4"/>
          </calcext:conditional-format>
          <calcext:conditional-format calcext:target-range-address="'DIM aligned to ALS14'.E8:'DIM aligned to ALS14'.I10">
            <calcext:condition calcext:apply-style-name="Untitled1" calcext:value="formula-is(ABS(['DIM aligned to ALS14'.E8] - ['DIM aligned to ALS14'.$D8]) &gt; 0.2)" calcext:base-cell-address="'DIM aligned to ALS14'.E8"/>
          </calcext:conditional-format>
          <calcext:conditional-format calcext:target-range-address="'DIM aligned to ALS14'.E12:'DIM aligned to ALS14'.I14">
            <calcext:condition calcext:apply-style-name="Untitled1" calcext:value="formula-is(ABS(['DIM aligned to ALS14'.E12] - ['DIM aligned to ALS14'.$D12]) &gt; 0.2)" calcext:base-cell-address="'DIM aligned to ALS14'.E12"/>
          </calcext:conditional-format>
          <calcext:conditional-format calcext:target-range-address="'DIM aligned to ALS14'.E20:'DIM aligned to ALS14'.I22">
            <calcext:condition calcext:apply-style-name="Untitled1" calcext:value="formula-is(ABS(['DIM aligned to ALS14'.E20] - ['DIM aligned to ALS14'.$D20]) &gt; 0.2)" calcext:base-cell-address="'DIM aligned to ALS14'.E20"/>
          </calcext:conditional-format>
          <calcext:conditional-format calcext:target-range-address="'DIM aligned to ALS14'.E28:'DIM aligned to ALS14'.I30">
            <calcext:condition calcext:apply-style-name="Untitled1" calcext:value="formula-is(ABS(['DIM aligned to ALS14'.E28] - ['DIM aligned to ALS14'.$D28]) &gt; 0.2)" calcext:base-cell-address="'DIM aligned to ALS14'.E28"/>
          </calcext:conditional-format>
          <calcext:conditional-format calcext:target-range-address="'DIM aligned to ALS14'.E36:'DIM aligned to ALS14'.I38">
            <calcext:condition calcext:apply-style-name="Untitled1" calcext:value="formula-is(ABS(['DIM aligned to ALS14'.E36] - ['DIM aligned to ALS14'.$D36]) &gt; 0.2)" calcext:base-cell-address="'DIM aligned to ALS14'.E36"/>
          </calcext:conditional-format>
          <calcext:conditional-format calcext:target-range-address="'DIM aligned to ALS14'.E44:'DIM aligned to ALS14'.I46">
            <calcext:condition calcext:apply-style-name="Untitled1" calcext:value="formula-is(ABS(['DIM aligned to ALS14'.E44] - ['DIM aligned to ALS14'.$D44]) &gt; 0.2)" calcext:base-cell-address="'DIM aligned to ALS14'.E44"/>
          </calcext:conditional-format>
          <calcext:conditional-format calcext:target-range-address="'DIM aligned to ALS14'.E16:'DIM aligned to ALS14'.I18">
            <calcext:condition calcext:apply-style-name="Untitled1" calcext:value="formula-is(ABS(['DIM aligned to ALS14'.E16] - ['DIM aligned to ALS14'.$D16]) &gt; 0.2)" calcext:base-cell-address="'DIM aligned to ALS14'.E16"/>
          </calcext:conditional-format>
          <calcext:conditional-format calcext:target-range-address="'DIM aligned to ALS14'.E24:'DIM aligned to ALS14'.I26">
            <calcext:condition calcext:apply-style-name="Untitled1" calcext:value="formula-is(ABS(['DIM aligned to ALS14'.E24] - ['DIM aligned to ALS14'.$D24]) &gt; 0.2)" calcext:base-cell-address="'DIM aligned to ALS14'.E24"/>
          </calcext:conditional-format>
          <calcext:conditional-format calcext:target-range-address="'DIM aligned to ALS14'.E32:'DIM aligned to ALS14'.I34">
            <calcext:condition calcext:apply-style-name="Untitled1" calcext:value="formula-is(ABS(['DIM aligned to ALS14'.E32] - ['DIM aligned to ALS14'.$D32]) &gt; 0.2)" calcext:base-cell-address="'DIM aligned to ALS14'.E32"/>
          </calcext:conditional-format>
          <calcext:conditional-format calcext:target-range-address="'DIM aligned to ALS14'.E40:'DIM aligned to ALS14'.I42">
            <calcext:condition calcext:apply-style-name="Untitled1" calcext:value="formula-is(ABS(['DIM aligned to ALS14'.E40] - ['DIM aligned to ALS14'.$D40]) &gt; 0.2)" calcext:base-cell-address="'DIM aligned to ALS14'.E40"/>
          </calcext:conditional-format>
          <calcext:conditional-format calcext:target-range-address="'DIM aligned to ALS14'.E48:'DIM aligned to ALS14'.I50">
            <calcext:condition calcext:apply-style-name="Untitled1" calcext:value="formula-is(ABS(['DIM aligned to ALS14'.E48] - ['DIM aligned to ALS14'.$D48]) &gt; 0.2)" calcext:base-cell-address="'DIM aligned to ALS14'.E48"/>
          </calcext:conditional-format>
          <calcext:conditional-format calcext:target-range-address="'DIM aligned to ALS14'.J4:'DIM aligned to ALS14'.J6">
            <calcext:condition calcext:apply-style-name="Untitled1" calcext:value="formula-is(ABS(['DIM aligned to ALS14'.J4] - ['DIM aligned to ALS14'.$D4]) &gt; 0.2)" calcext:base-cell-address="'DIM aligned to ALS14'.J4"/>
          </calcext:conditional-format>
          <calcext:conditional-format calcext:target-range-address="'DIM aligned to ALS14'.J8:'DIM aligned to ALS14'.J10">
            <calcext:condition calcext:apply-style-name="Untitled1" calcext:value="formula-is(ABS(['DIM aligned to ALS14'.J8] - ['DIM aligned to ALS14'.$D8]) &gt; 0.2)" calcext:base-cell-address="'DIM aligned to ALS14'.J8"/>
          </calcext:conditional-format>
          <calcext:conditional-format calcext:target-range-address="'DIM aligned to ALS14'.J12:'DIM aligned to ALS14'.J14">
            <calcext:condition calcext:apply-style-name="Untitled1" calcext:value="formula-is(ABS(['DIM aligned to ALS14'.J12] - ['DIM aligned to ALS14'.$D12]) &gt; 0.2)" calcext:base-cell-address="'DIM aligned to ALS14'.J12"/>
          </calcext:conditional-format>
          <calcext:conditional-format calcext:target-range-address="'DIM aligned to ALS14'.J20:'DIM aligned to ALS14'.J22">
            <calcext:condition calcext:apply-style-name="Untitled1" calcext:value="formula-is(ABS(['DIM aligned to ALS14'.J20] - ['DIM aligned to ALS14'.$D20]) &gt; 0.2)" calcext:base-cell-address="'DIM aligned to ALS14'.J20"/>
          </calcext:conditional-format>
          <calcext:conditional-format calcext:target-range-address="'DIM aligned to ALS14'.J28:'DIM aligned to ALS14'.J30">
            <calcext:condition calcext:apply-style-name="Untitled1" calcext:value="formula-is(ABS(['DIM aligned to ALS14'.J28] - ['DIM aligned to ALS14'.$D28]) &gt; 0.2)" calcext:base-cell-address="'DIM aligned to ALS14'.J28"/>
          </calcext:conditional-format>
          <calcext:conditional-format calcext:target-range-address="'DIM aligned to ALS14'.J36:'DIM aligned to ALS14'.J38">
            <calcext:condition calcext:apply-style-name="Untitled1" calcext:value="formula-is(ABS(['DIM aligned to ALS14'.J36] - ['DIM aligned to ALS14'.$D36]) &gt; 0.2)" calcext:base-cell-address="'DIM aligned to ALS14'.J36"/>
          </calcext:conditional-format>
          <calcext:conditional-format calcext:target-range-address="'DIM aligned to ALS14'.J44:'DIM aligned to ALS14'.J46">
            <calcext:condition calcext:apply-style-name="Untitled1" calcext:value="formula-is(ABS(['DIM aligned to ALS14'.J44] - ['DIM aligned to ALS14'.$D44]) &gt; 0.2)" calcext:base-cell-address="'DIM aligned to ALS14'.J44"/>
          </calcext:conditional-format>
          <calcext:conditional-format calcext:target-range-address="'DIM aligned to ALS14'.J16:'DIM aligned to ALS14'.J18">
            <calcext:condition calcext:apply-style-name="Untitled1" calcext:value="formula-is(ABS(['DIM aligned to ALS14'.J16] - ['DIM aligned to ALS14'.$D16]) &gt; 0.2)" calcext:base-cell-address="'DIM aligned to ALS14'.J16"/>
          </calcext:conditional-format>
          <calcext:conditional-format calcext:target-range-address="'DIM aligned to ALS14'.J24:'DIM aligned to ALS14'.J26">
            <calcext:condition calcext:apply-style-name="Untitled1" calcext:value="formula-is(ABS(['DIM aligned to ALS14'.J24] - ['DIM aligned to ALS14'.$D24]) &gt; 0.2)" calcext:base-cell-address="'DIM aligned to ALS14'.J24"/>
          </calcext:conditional-format>
          <calcext:conditional-format calcext:target-range-address="'DIM aligned to ALS14'.J32:'DIM aligned to ALS14'.J34">
            <calcext:condition calcext:apply-style-name="Untitled1" calcext:value="formula-is(ABS(['DIM aligned to ALS14'.J32] - ['DIM aligned to ALS14'.$D32]) &gt; 0.2)" calcext:base-cell-address="'DIM aligned to ALS14'.J32"/>
          </calcext:conditional-format>
          <calcext:conditional-format calcext:target-range-address="'DIM aligned to ALS14'.J40:'DIM aligned to ALS14'.J42">
            <calcext:condition calcext:apply-style-name="Untitled1" calcext:value="formula-is(ABS(['DIM aligned to ALS14'.J40] - ['DIM aligned to ALS14'.$D40]) &gt; 0.2)" calcext:base-cell-address="'DIM aligned to ALS14'.J40"/>
          </calcext:conditional-format>
          <calcext:conditional-format calcext:target-range-address="'DIM aligned to ALS14'.J48:'DIM aligned to ALS14'.J50">
            <calcext:condition calcext:apply-style-name="Untitled1" calcext:value="formula-is(ABS(['DIM aligned to ALS14'.J48] - ['DIM aligned to ALS14'.$D48]) &gt; 0.2)" calcext:base-cell-address="'DIM aligned to ALS14'.J4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4">00/00/0000</text:date>, <text:time style:data-style-name="N2" text:time-value="13:15:41.2647380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4:29:13.603384402</meta:creation-date>
    <dc:date>2019-08-24T13:26:26.453741733</dc:date>
    <meta:editing-duration>PT7H50M35S</meta:editing-duration>
    <meta:editing-cycles>53</meta:editing-cycles>
    <meta:generator>LibreOffice/5.1.6.2$Linux_X86_64 LibreOffice_project/10m0$Build-2</meta:generator>
    <meta:document-statistic meta:table-count="3" meta:cell-count="586" meta:object-count="0"/>
    <meta:user-defined meta:name="qrichtext">1</meta:user-defined>
  </office:meta>
</office:document-meta>
</file>